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7/meta.xml" manifest:media-type="text/xml"/>
  <manifest:file-entry manifest:full-path="Object 17/styles.xml" manifest:media-type="text/xml"/>
  <manifest:file-entry manifest:full-path="Object 17/Pictures/10000000000002000000020065BEFE37CCD98E2F.jpg" manifest:media-type="image/jpeg"/>
  <manifest:file-entry manifest:full-path="Object 17/Pictures/100000000000000800000008B0BE7AAD9E94A6C1.png" manifest:media-type="image/png"/>
  <manifest:file-entry manifest:full-path="Object 17/content.xml" manifest:media-type="text/xml"/>
  <manifest:file-entry manifest:full-path="Object 17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2000000020065BEFE37CCD98E2F.jpg" manifest:media-type="image/jpeg"/>
  <manifest:file-entry manifest:full-path="Object 7/Pictures/100000000000000800000008B0BE7AAD9E94A6C1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Pictures/10000000000002000000020065BEFE37CCD98E2F.jpg" manifest:media-type="image/jpeg"/>
  <manifest:file-entry manifest:full-path="Object 11/Pictures/100000000000000800000008B0BE7AAD9E94A6C1.png" manifest:media-type="image/png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Pictures/10000000000002000000020065BEFE37CCD98E2F.jpg" manifest:media-type="image/jpeg"/>
  <manifest:file-entry manifest:full-path="Object 21/Pictures/100000000000000800000008B0BE7AAD9E94A6C1.png" manifest:media-type="image/png"/>
  <manifest:file-entry manifest:full-path="Object 21/content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Pictures/10000000000002000000020065BEFE37CCD98E2F.jpg" manifest:media-type="image/jpeg"/>
  <manifest:file-entry manifest:full-path="Object 6/Pictures/100000000000000800000008B0BE7AAD9E94A6C1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Pictures/10000000000002000000020065BEFE37CCD98E2F.jpg" manifest:media-type="image/jpeg"/>
  <manifest:file-entry manifest:full-path="Object 14/Pictures/100000000000000800000008B0BE7AAD9E94A6C1.png" manifest:media-type="image/png"/>
  <manifest:file-entry manifest:full-path="Object 14/content.xml" manifest:media-type="text/xml"/>
  <manifest:file-entry manifest:full-path="Object 1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Pictures/10000000000002000000020065BEFE37CCD98E2F.jpg" manifest:media-type="image/jpeg"/>
  <manifest:file-entry manifest:full-path="Object 10/Pictures/100000000000000800000008B0BE7AAD9E94A6C1.png" manifest:media-type="image/png"/>
  <manifest:file-entry manifest:full-path="Object 10/content.xml" manifest:media-type="text/xml"/>
  <manifest:file-entry manifest:full-path="Object 10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Pictures/10000000000002000000020065BEFE37CCD98E2F.jpg" manifest:media-type="image/jpeg"/>
  <manifest:file-entry manifest:full-path="Object 18/Pictures/100000000000000800000008B0BE7AAD9E94A6C1.png" manifest:media-type="image/png"/>
  <manifest:file-entry manifest:full-path="Object 18/content.xml" manifest:media-type="text/xml"/>
  <manifest:file-entry manifest:full-path="Object 1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Pictures/10000000000002000000020065BEFE37CCD98E2F.jpg" manifest:media-type="image/jpeg"/>
  <manifest:file-entry manifest:full-path="Object 5/Pictures/100000000000000800000008B0BE7AAD9E94A6C1.png" manifest:media-type="image/png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8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7.338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0.887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0.917cm"/>
    </style:style>
    <style:style style:name="co12" style:family="table-column">
      <style:table-column-properties fo:break-before="auto" style:column-width="1.175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1.834cm"/>
    </style:style>
    <style:style style:name="co17" style:family="table-column">
      <style:table-column-properties fo:break-before="auto" style:column-width="6.994cm"/>
    </style:style>
    <style:style style:name="co18" style:family="table-column">
      <style:table-column-properties fo:break-before="auto" style:column-width="3.325cm"/>
    </style:style>
    <style:style style:name="co19" style:family="table-column">
      <style:table-column-properties fo:break-before="auto" style:column-width="2.408cm"/>
    </style:style>
    <style:style style:name="co20" style:family="table-column">
      <style:table-column-properties fo:break-before="auto" style:column-width="3.239cm"/>
    </style:style>
    <style:style style:name="co21" style:family="table-column">
      <style:table-column-properties fo:break-before="auto" style:column-width="3.124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755cm"/>
    </style:style>
    <style:style style:name="co24" style:family="table-column">
      <style:table-column-properties fo:break-before="auto" style:column-width="3.7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7">
      <style:table-cell-properties fo:background-color="#ffffa6" fo:border="0.06pt solid #000000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Marath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eeeeee" fo:border="0.06pt solid #000000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07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ffffff" draw:opacity="100%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" table:style-name="ta1">
        <table:shapes>
          <draw:frame draw:z-index="0" draw:style-name="gr1" draw:text-style-name="P1" svg:width="20.573cm" svg:height="9.934cm" svg:x="31.24cm" svg:y="6.151cm">
            <draw:object draw:notify-on-update-of-ranges="random.S3:random.S3 random.T3:random.T3 random.V3:random.V11 random.V3:random.V11 random.S4:random.S4 random.T4:random.T4 random.V3:random.V11 random.V3:random.V11 random.S5:random.S5 random.T5:random.T5 random.V3:random.V11 random.V3:random.V11 random.S6:random.S6 random.T6:random.T6 random.V3:random.V11 random.V3:random.V11 random.S7:random.S7 random.T7:random.T7 random.V3:random.V11 random.V3:random.V11 random.S8:random.S8 random.T8:random.T8 random.V3:random.V11 random.V3:random.V11 random.S9:random.S9 random.T9:random.T9 random.V3:random.V11 random.V3:random.V11 random.S10:random.S10 random.T10:random.T10 random.V3:random.V11 random.V3:random.V11 random.S11:random.S11 random.T11:random.T11 random.V3:random.V11 random.V3:random.V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2" svg:width="17.824cm" svg:height="9.987cm" svg:x="31.706cm" svg:y="17.585cm">
            <draw:object draw:notify-on-update-of-ranges="random.S3:random.S11 random.T3:random.T11 random.V3:random.V11 random.V3:random.V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8.216cm" svg:height="10.499cm" svg:x="31.024cm" svg:y="29.184cm">
            <draw:object draw:notify-on-update-of-ranges="random.S3:random.S11 random.T3:random.T11 random.V3:random.V11 random.V3:random.V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21.351cm" svg:height="11.091cm" svg:x="53.429cm" svg:y="3.075cm">
            <draw:object draw:notify-on-update-of-ranges="random.A1:random.A10 random.K1:random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8.216cm" svg:height="10.499cm" svg:x="49.875cm" svg:y="28.646cm">
            <draw:object draw:notify-on-update-of-ranges="random.S3:random.S9 random.T3:random.T9 random.V3:random.V11 random.V3:random.V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8513" calcext:value-type="float">
            <text:p>28513</text:p>
          </table:table-cell>
          <table:table-cell table:formula="of:=[.J1]/1000" office:value-type="float" office:value="28.513" calcext:value-type="float">
            <text:p>28,513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3"/>
          <table:table-cell table:style-name="ce13" office:value-type="string" calcext:value-type="string" table:number-columns-spanned="3" table:number-rows-spanned="1">
            <text:p>Tempo em Segundos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8469" calcext:value-type="float">
            <text:p>28469</text:p>
          </table:table-cell>
          <table:table-cell table:formula="of:=[.J2]/1000" office:value-type="float" office:value="28.469" calcext:value-type="float">
            <text:p>28,469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1:.J10])" office:value-type="float" office:value="28686.3" calcext:value-type="float">
            <text:p>28686,300</text:p>
          </table:table-cell>
          <table:table-cell table:style-name="ce6" table:formula="of:=STDEV([.J1:.J10])" office:value-type="float" office:value="283.480373610277" calcext:value-type="float">
            <text:p>283,480</text:p>
          </table:table-cell>
          <table:table-cell table:style-name="ce6" table:formula="of:=[.O2]/SQRT(10)" office:value-type="float" office:value="89.6443652563965" calcext:value-type="float">
            <text:p>89,644</text:p>
          </table:table-cell>
          <table:table-cell table:number-columns-repeated="2"/>
          <table:table-cell table:style-name="ce10" office:value-type="string" calcext:value-type="string">
            <text:p>Algoritmo</text:p>
          </table:table-cell>
          <table:table-cell table:style-name="ce10" office:value-type="string" calcext:value-type="string">
            <text:p>Média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Erro Padrã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9031" calcext:value-type="float">
            <text:p>29031</text:p>
          </table:table-cell>
          <table:table-cell table:formula="of:=[.J3]/1000" office:value-type="float" office:value="29.031" calcext:value-type="float">
            <text:p>29,031</text:p>
          </table:table-cell>
          <table:table-cell/>
          <table:table-cell table:style-name="ce5" office:value-type="string" calcext:value-type="string">
            <text:p>ms</text:p>
          </table:table-cell>
          <table:table-cell table:style-name="ce6" table:formula="of:=[.N2]/1000" office:value-type="float" office:value="28.6863" calcext:value-type="float">
            <text:p>28,686</text:p>
          </table:table-cell>
          <table:table-cell table:style-name="ce6" table:formula="of:=[.O2]/1000" office:value-type="float" office:value="0.283480373610277" calcext:value-type="float">
            <text:p>0,283</text:p>
          </table:table-cell>
          <table:table-cell table:style-name="ce6" table:formula="of:=[.P2]/1000" office:value-type="float" office:value="0.0896443652563965" calcext:value-type="float">
            <text:p>0,090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 [.E1]" office:value-type="string" office:string-value="mergesortTopDown" calcext:value-type="string">
            <text:p>mergesortTopDown</text:p>
          </table:table-cell>
          <table:table-cell table:style-name="ce11" office:value-type="string" calcext:value-type="string">
            <text:p>M Td</text:p>
          </table:table-cell>
          <table:table-cell table:style-name="ce24" table:formula="of:= [.N3]" office:value-type="float" office:value="28.6863" calcext:value-type="float">
            <text:p>28,686</text:p>
          </table:table-cell>
          <table:table-cell table:style-name="ce24" table:formula="of:= [.O3]" office:value-type="float" office:value="0.283480373610277" calcext:value-type="float">
            <text:p>0,283</text:p>
          </table:table-cell>
          <table:table-cell table:style-name="ce24" table:formula="of:= [.P3]" office:value-type="float" office:value="0.0896443652563965" calcext:value-type="float">
            <text:p>0,090</text:p>
          </table:table-cell>
          <table:table-cell table:style-name="ce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9032" calcext:value-type="float">
            <text:p>29032</text:p>
          </table:table-cell>
          <table:table-cell table:formula="of:=[.J4]/1000" office:value-type="float" office:value="29.032" calcext:value-type="float">
            <text:p>29,032</text:p>
          </table:table-cell>
          <table:table-cell table:number-columns-repeated="5"/>
          <table:table-cell table:style-name="ce18" office:value-type="float" office:value="2" calcext:value-type="float">
            <text:p>2</text:p>
          </table:table-cell>
          <table:table-cell table:style-name="ce12" table:formula="of:= [.E12]" office:value-type="string" office:string-value="mergesortBottomUp" calcext:value-type="string">
            <text:p>mergesortBottomUp</text:p>
          </table:table-cell>
          <table:table-cell table:style-name="ce12" office:value-type="string" calcext:value-type="string">
            <text:p>M Bu</text:p>
          </table:table-cell>
          <table:table-cell table:style-name="ce25" table:formula="of:= [.N14]" office:value-type="float" office:value="25.9985" calcext:value-type="float">
            <text:p>25,999</text:p>
          </table:table-cell>
          <table:table-cell table:style-name="ce25" table:formula="of:= [.O14]" office:value-type="float" office:value="0.261256047245269" calcext:value-type="float">
            <text:p>0,261</text:p>
          </table:table-cell>
          <table:table-cell table:style-name="ce25" table:formula="of:= [.P14]" office:value-type="float" office:value="0.0826164161787609" calcext:value-type="float">
            <text:p>0,08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9031" calcext:value-type="float">
            <text:p>29031</text:p>
          </table:table-cell>
          <table:table-cell table:formula="of:=[.J5]/1000" office:value-type="float" office:value="29.031" calcext:value-type="float">
            <text:p>29,031</text:p>
          </table:table-cell>
          <table:table-cell table:number-columns-repeated="2"/>
          <table:table-cell table:style-name="ce7" office:value-type="string" calcext:value-type="string">
            <text:p>Erro Padrão</text:p>
          </table:table-cell>
          <table:table-cell table:style-name="ce8" office:value-type="string" calcext:value-type="string">
            <text:p>DP/n^1/2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1" table:formula="of:= [.E23]" office:value-type="string" office:string-value="mergesortTopDownInsertionSort_X_10" calcext:value-type="string">
            <text:p>mergesortTopDownInsertionSort_X_10</text:p>
          </table:table-cell>
          <table:table-cell table:style-name="ce11" office:value-type="string" calcext:value-type="string">
            <text:p>M Td e I x &lt; 10</text:p>
          </table:table-cell>
          <table:table-cell table:style-name="ce24" table:formula="of:= [.N25]" office:value-type="float" office:value="25.1074" calcext:value-type="float">
            <text:p>25,107</text:p>
          </table:table-cell>
          <table:table-cell table:style-name="ce24" table:formula="of:= [.O25]" office:value-type="float" office:value="0.237568797053261" calcext:value-type="float">
            <text:p>0,238</text:p>
          </table:table-cell>
          <table:table-cell table:style-name="ce24" table:formula="of:= [.P25]" office:value-type="float" office:value="0.0751258499674602" calcext:value-type="float">
            <text:p>0,0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8838" calcext:value-type="float">
            <text:p>28838</text:p>
          </table:table-cell>
          <table:table-cell table:formula="of:=[.J6]/1000" office:value-type="float" office:value="28.838" calcext:value-type="float">
            <text:p>28,838</text:p>
          </table:table-cell>
          <table:table-cell table:number-columns-repeated="5"/>
          <table:table-cell table:style-name="ce18" office:value-type="float" office:value="4" calcext:value-type="float">
            <text:p>4</text:p>
          </table:table-cell>
          <table:table-cell table:style-name="ce12" table:formula="of:= [.E34]" office:value-type="string" office:string-value="mergesortTopDownInsertionSort_X_20" calcext:value-type="string">
            <text:p>mergesortTopDownInsertionSort_X_20</text:p>
          </table:table-cell>
          <table:table-cell table:style-name="ce12" office:value-type="string" calcext:value-type="string">
            <text:p>M Td e I x &lt; 20</text:p>
          </table:table-cell>
          <table:table-cell table:style-name="ce25" table:formula="of:= [.N36]" office:value-type="float" office:value="23.7223" calcext:value-type="float">
            <text:p>23,722</text:p>
          </table:table-cell>
          <table:table-cell table:style-name="ce25" table:formula="of:= [.O36]" office:value-type="float" office:value="0.226658847904363" calcext:value-type="float">
            <text:p>0,227</text:p>
          </table:table-cell>
          <table:table-cell table:style-name="ce25" table:formula="of:= [.P36]" office:value-type="float" office:value="0.0716758211207471" calcext:value-type="float">
            <text:p>0,07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8394" calcext:value-type="float">
            <text:p>28394</text:p>
          </table:table-cell>
          <table:table-cell table:formula="of:=[.J7]/1000" office:value-type="float" office:value="28.394" calcext:value-type="float">
            <text:p>28,394</text:p>
          </table:table-cell>
          <table:table-cell table:number-columns-repeated="5"/>
          <table:table-cell table:style-name="ce18" office:value-type="float" office:value="5" calcext:value-type="float">
            <text:p>5</text:p>
          </table:table-cell>
          <table:table-cell table:style-name="ce11" table:formula="of:= [.E45]" office:value-type="string" office:string-value="mergesortTopDownInsertionSort_X_40" calcext:value-type="string">
            <text:p>mergesortTopDownInsertionSort_X_40</text:p>
          </table:table-cell>
          <table:table-cell table:style-name="ce11" office:value-type="string" calcext:value-type="string">
            <text:p>M Td e I x &lt; 40</text:p>
          </table:table-cell>
          <table:table-cell table:style-name="ce24" table:formula="of:= [.N47]" office:value-type="float" office:value="23.4423" calcext:value-type="float">
            <text:p>23,442</text:p>
          </table:table-cell>
          <table:table-cell table:style-name="ce24" table:formula="of:= [.O47]" office:value-type="float" office:value="0.190583927269152" calcext:value-type="float">
            <text:p>0,191</text:p>
          </table:table-cell>
          <table:table-cell table:style-name="ce24" table:formula="of:= [.P47]" office:value-type="float" office:value="0.0602679295590394" calcext:value-type="float">
            <text:p>0,0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8771" calcext:value-type="float">
            <text:p>28771</text:p>
          </table:table-cell>
          <table:table-cell table:formula="of:=[.J8]/1000" office:value-type="float" office:value="28.771" calcext:value-type="float">
            <text:p>28,771</text:p>
          </table:table-cell>
          <table:table-cell table:number-columns-repeated="5"/>
          <table:table-cell table:style-name="ce18" office:value-type="float" office:value="6" calcext:value-type="float">
            <text:p>6</text:p>
          </table:table-cell>
          <table:table-cell table:style-name="ce12" table:formula="of:= [.E56]" office:value-type="string" office:string-value="mergesortTopDownInsertionSort_X_80" calcext:value-type="string">
            <text:p>mergesortTopDownInsertionSort_X_80</text:p>
          </table:table-cell>
          <table:table-cell table:style-name="ce12" office:value-type="string" calcext:value-type="string">
            <text:p>M Td e I x &lt; 80</text:p>
          </table:table-cell>
          <table:table-cell table:style-name="ce25" table:formula="of:= [.N58]" office:value-type="float" office:value="24.2911" calcext:value-type="float">
            <text:p>24,291</text:p>
          </table:table-cell>
          <table:table-cell table:style-name="ce25" table:formula="of:= [.O58]" office:value-type="float" office:value="0.243159504121152" calcext:value-type="float">
            <text:p>0,243</text:p>
          </table:table-cell>
          <table:table-cell table:style-name="ce25" table:formula="of:= [.P58]" office:value-type="float" office:value="0.0768937867739939" calcext:value-type="float">
            <text:p>0,07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8393" calcext:value-type="float">
            <text:p>28393</text:p>
          </table:table-cell>
          <table:table-cell table:formula="of:=[.J9]/1000" office:value-type="float" office:value="28.393" calcext:value-type="float">
            <text:p>28,393</text:p>
          </table:table-cell>
          <table:table-cell table:number-columns-repeated="5"/>
          <table:table-cell table:style-name="ce18" office:value-type="float" office:value="7" calcext:value-type="float">
            <text:p>7</text:p>
          </table:table-cell>
          <table:table-cell table:style-name="ce11" table:formula="of:= [.E67]" office:value-type="string" office:string-value="mergesortTopDownInsertionSort_X_160" calcext:value-type="string">
            <text:p>mergesortTopDownInsertionSort_X_160</text:p>
          </table:table-cell>
          <table:table-cell table:style-name="ce11" office:value-type="string" calcext:value-type="string">
            <text:p>M Td e I x &lt; 160</text:p>
          </table:table-cell>
          <table:table-cell table:style-name="ce24" table:formula="of:= [.N69]" office:value-type="float" office:value="27.4936" calcext:value-type="float">
            <text:p>27,494</text:p>
          </table:table-cell>
          <table:table-cell table:style-name="ce24" table:formula="of:= [.O69]" office:value-type="float" office:value="0.257888520273565" calcext:value-type="float">
            <text:p>0,258</text:p>
          </table:table-cell>
          <table:table-cell table:style-name="ce24" table:formula="of:= [.P69]" office:value-type="float" office:value="0.0815515106474974" calcext:value-type="float">
            <text:p>0,0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8391" calcext:value-type="float">
            <text:p>28391</text:p>
          </table:table-cell>
          <table:table-cell table:formula="of:=[.J10]/1000" office:value-type="float" office:value="28.391" calcext:value-type="float">
            <text:p>28,391</text:p>
          </table:table-cell>
          <table:table-cell table:number-columns-repeated="5"/>
          <table:table-cell table:style-name="ce18" office:value-type="float" office:value="8" calcext:value-type="float">
            <text:p>8</text:p>
          </table:table-cell>
          <table:table-cell table:style-name="ce12" table:formula="of:= [.E78]" office:value-type="string" office:string-value="mergesortTopDownInsertionSort_X_320" calcext:value-type="string">
            <text:p>mergesortTopDownInsertionSort_X_320</text:p>
          </table:table-cell>
          <table:table-cell table:style-name="ce12" office:value-type="string" calcext:value-type="string">
            <text:p>M Td e I x &lt; 320</text:p>
          </table:table-cell>
          <table:table-cell table:style-name="ce25" table:formula="of:= [.N80]" office:value-type="float" office:value="35.0043" calcext:value-type="float">
            <text:p>35,004</text:p>
          </table:table-cell>
          <table:table-cell table:style-name="ce25" table:formula="of:= [.O80]" office:value-type="float" office:value="0.291233411544761" calcext:value-type="float">
            <text:p>0,291</text:p>
          </table:table-cell>
          <table:table-cell table:style-name="ce25" table:formula="of:= [.P80]" office:value-type="float" office:value="0.0920960911222621" calcext:value-type="float">
            <text:p>0,092</text:p>
          </table:table-cell>
          <table:table-cell/>
        </table:table-row>
        <table:table-row table:style-name="ro1">
          <table:table-cell table:number-columns-repeated="16"/>
          <table:table-cell table:style-name="ce18" office:value-type="float" office:value="9" calcext:value-type="float">
            <text:p>9</text:p>
          </table:table-cell>
          <table:table-cell table:style-name="ce11" table:formula="of:= [.E89]" office:value-type="string" office:string-value="mergesortTopDownInsertionSort_X_640" calcext:value-type="string">
            <text:p>mergesortTopDownInsertionSort_X_640</text:p>
          </table:table-cell>
          <table:table-cell table:style-name="ce11" office:value-type="string" calcext:value-type="string">
            <text:p>M Td e I x &lt; 640</text:p>
          </table:table-cell>
          <table:table-cell table:style-name="ce24" table:formula="of:= [.N91]" office:value-type="float" office:value="51.2268" calcext:value-type="float">
            <text:p>51,227</text:p>
          </table:table-cell>
          <table:table-cell table:style-name="ce24" table:formula="of:= [.O91]" office:value-type="float" office:value="0.36508623030122" calcext:value-type="float">
            <text:p>0,365</text:p>
          </table:table-cell>
          <table:table-cell table:style-name="ce24" table:formula="of:= [.P91]" office:value-type="float" office:value="0.115450403011664" calcext:value-type="float">
            <text:p>0,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6209" calcext:value-type="float">
            <text:p>26209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5737" calcext:value-type="float">
            <text:p>25737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12:.J21])" office:value-type="float" office:value="25998.5" calcext:value-type="float">
            <text:p>25998,500</text:p>
          </table:table-cell>
          <table:table-cell table:style-name="ce6" table:formula="of:=STDEV([.J12:.J21])" office:value-type="float" office:value="261.256047245269" calcext:value-type="float">
            <text:p>261,256</text:p>
          </table:table-cell>
          <table:table-cell table:style-name="ce6" table:formula="of:=[.O13]/SQRT(10)" office:value-type="float" office:value="82.6164161787609" calcext:value-type="float">
            <text:p>82,61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6251" calcext:value-type="float">
            <text:p>26251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13]/1000" office:value-type="float" office:value="25.9985" calcext:value-type="float">
            <text:p>25,999</text:p>
          </table:table-cell>
          <table:table-cell table:style-name="ce6" table:formula="of:=[.O13]/1000" office:value-type="float" office:value="0.261256047245269" calcext:value-type="float">
            <text:p>0,261</text:p>
          </table:table-cell>
          <table:table-cell table:style-name="ce6" table:formula="of:=[.P13]/1000" office:value-type="float" office:value="0.0826164161787609" calcext:value-type="float">
            <text:p>0,08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6251" calcext:value-type="float">
            <text:p>2625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6251" calcext:value-type="float">
            <text:p>2625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6250" calcext:value-type="float">
            <text:p>2625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5721" calcext:value-type="float">
            <text:p>2572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5719" calcext:value-type="float">
            <text:p>25719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5722" calcext:value-type="float">
            <text:p>2572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5874" calcext:value-type="float">
            <text:p>25874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5280" calcext:value-type="float">
            <text:p>25280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4952" calcext:value-type="float">
            <text:p>24952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23:.J32])" office:value-type="float" office:value="25107.4" calcext:value-type="float">
            <text:p>25107,400</text:p>
          </table:table-cell>
          <table:table-cell table:style-name="ce6" table:formula="of:=STDEV([.J23:.J32])" office:value-type="float" office:value="237.568797053261" calcext:value-type="float">
            <text:p>237,569</text:p>
          </table:table-cell>
          <table:table-cell table:style-name="ce6" table:formula="of:=[.O24]/SQRT(10)" office:value-type="float" office:value="75.1258499674602" calcext:value-type="float">
            <text:p>75,12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5301" calcext:value-type="float">
            <text:p>25301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24]/1000" office:value-type="float" office:value="25.1074" calcext:value-type="float">
            <text:p>25,107</text:p>
          </table:table-cell>
          <table:table-cell table:style-name="ce6" table:formula="of:=[.O24]/1000" office:value-type="float" office:value="0.237568797053261" calcext:value-type="float">
            <text:p>0,238</text:p>
          </table:table-cell>
          <table:table-cell table:style-name="ce6" table:formula="of:=[.P24]/1000" office:value-type="float" office:value="0.0751258499674602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5301" calcext:value-type="float">
            <text:p>2530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5301" calcext:value-type="float">
            <text:p>2530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5298" calcext:value-type="float">
            <text:p>2529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5241" calcext:value-type="float">
            <text:p>2524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4773" calcext:value-type="float">
            <text:p>24773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4776" calcext:value-type="float">
            <text:p>2477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4851" calcext:value-type="float">
            <text:p>24851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469" calcext:value-type="float">
            <text:p>23469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893" calcext:value-type="float">
            <text:p>23893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34:.J43])" office:value-type="float" office:value="23722.3" calcext:value-type="float">
            <text:p>23722,300</text:p>
          </table:table-cell>
          <table:table-cell table:style-name="ce6" table:formula="of:=STDEV([.J34:.J43])" office:value-type="float" office:value="226.658847904363" calcext:value-type="float">
            <text:p>226,659</text:p>
          </table:table-cell>
          <table:table-cell table:style-name="ce6" table:formula="of:=[.O35]/SQRT(10)" office:value-type="float" office:value="71.6758211207471" calcext:value-type="float">
            <text:p>71,67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896" calcext:value-type="float">
            <text:p>23896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35]/1000" office:value-type="float" office:value="23.7223" calcext:value-type="float">
            <text:p>23,722</text:p>
          </table:table-cell>
          <table:table-cell table:style-name="ce6" table:formula="of:=[.O35]/1000" office:value-type="float" office:value="0.226658847904363" calcext:value-type="float">
            <text:p>0,227</text:p>
          </table:table-cell>
          <table:table-cell table:style-name="ce6" table:formula="of:=[.P35]/1000" office:value-type="float" office:value="0.0716758211207471" calcext:value-type="float">
            <text:p>0,07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894" calcext:value-type="float">
            <text:p>2389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897" calcext:value-type="float">
            <text:p>2389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892" calcext:value-type="float">
            <text:p>23892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892" calcext:value-type="float">
            <text:p>2389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401" calcext:value-type="float">
            <text:p>23401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410" calcext:value-type="float">
            <text:p>2341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579" calcext:value-type="float">
            <text:p>23579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533" calcext:value-type="float">
            <text:p>23533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546" calcext:value-type="float">
            <text:p>23546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45:.J54])" office:value-type="float" office:value="23442.3" calcext:value-type="float">
            <text:p>23442,300</text:p>
          </table:table-cell>
          <table:table-cell table:style-name="ce6" table:formula="of:=STDEV([.J45:.J54])" office:value-type="float" office:value="190.583927269152" calcext:value-type="float">
            <text:p>190,584</text:p>
          </table:table-cell>
          <table:table-cell table:style-name="ce6" table:formula="of:=[.O46]/SQRT(10)" office:value-type="float" office:value="60.2679295590394" calcext:value-type="float">
            <text:p>60,26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553" calcext:value-type="float">
            <text:p>23553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46]/1000" office:value-type="float" office:value="23.4423" calcext:value-type="float">
            <text:p>23,442</text:p>
          </table:table-cell>
          <table:table-cell table:style-name="ce6" table:formula="of:=[.O46]/1000" office:value-type="float" office:value="0.190583927269152" calcext:value-type="float">
            <text:p>0,191</text:p>
          </table:table-cell>
          <table:table-cell table:style-name="ce6" table:formula="of:=[.P46]/1000" office:value-type="float" office:value="0.0602679295590394" calcext:value-type="float">
            <text:p>0,06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551" calcext:value-type="float">
            <text:p>2355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550" calcext:value-type="float">
            <text:p>2355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546" calcext:value-type="float">
            <text:p>2354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546" calcext:value-type="float">
            <text:p>2354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059" calcext:value-type="float">
            <text:p>23059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418" calcext:value-type="float">
            <text:p>2341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121" calcext:value-type="float">
            <text:p>23121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4502" calcext:value-type="float">
            <text:p>24502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4470" calcext:value-type="float">
            <text:p>24470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56:.J65])" office:value-type="float" office:value="24291.1" calcext:value-type="float">
            <text:p>24291,100</text:p>
          </table:table-cell>
          <table:table-cell table:style-name="ce6" table:formula="of:=STDEV([.J56:.J65])" office:value-type="float" office:value="243.159504121152" calcext:value-type="float">
            <text:p>243,160</text:p>
          </table:table-cell>
          <table:table-cell table:style-name="ce6" table:formula="of:=[.O57]/SQRT(10)" office:value-type="float" office:value="76.8937867739939" calcext:value-type="float">
            <text:p>76,89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4087" calcext:value-type="float">
            <text:p>24087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57]/1000" office:value-type="float" office:value="24.2911" calcext:value-type="float">
            <text:p>24,291</text:p>
          </table:table-cell>
          <table:table-cell table:style-name="ce6" table:formula="of:=[.O57]/1000" office:value-type="float" office:value="0.243159504121152" calcext:value-type="float">
            <text:p>0,243</text:p>
          </table:table-cell>
          <table:table-cell table:style-name="ce6" table:formula="of:=[.P57]/1000" office:value-type="float" office:value="0.0768937867739939" calcext:value-type="float">
            <text:p>0,07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4476" calcext:value-type="float">
            <text:p>2447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4476" calcext:value-type="float">
            <text:p>2447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4470" calcext:value-type="float">
            <text:p>2447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4471" calcext:value-type="float">
            <text:p>2447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965" calcext:value-type="float">
            <text:p>2396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3966" calcext:value-type="float">
            <text:p>2396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4028" calcext:value-type="float">
            <text:p>24028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7653" calcext:value-type="float">
            <text:p>27653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7683" calcext:value-type="float">
            <text:p>27683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67:.J76])" office:value-type="float" office:value="27493.6" calcext:value-type="float">
            <text:p>27493,600</text:p>
          </table:table-cell>
          <table:table-cell table:style-name="ce6" table:formula="of:=STDEV([.J67:.J76])" office:value-type="float" office:value="257.888520273565" calcext:value-type="float">
            <text:p>257,889</text:p>
          </table:table-cell>
          <table:table-cell table:style-name="ce6" table:formula="of:=[.O68]/SQRT(10)" office:value-type="float" office:value="81.5515106474974" calcext:value-type="float">
            <text:p>81,55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7448" calcext:value-type="float">
            <text:p>27448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68]/1000" office:value-type="float" office:value="27.4936" calcext:value-type="float">
            <text:p>27,494</text:p>
          </table:table-cell>
          <table:table-cell table:style-name="ce6" table:formula="of:=[.O68]/1000" office:value-type="float" office:value="0.257888520273565" calcext:value-type="float">
            <text:p>0,258</text:p>
          </table:table-cell>
          <table:table-cell table:style-name="ce6" table:formula="of:=[.P68]/1000" office:value-type="float" office:value="0.0815515106474974" calcext:value-type="float">
            <text:p>0,08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7689" calcext:value-type="float">
            <text:p>2768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7689" calcext:value-type="float">
            <text:p>2768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7683" calcext:value-type="float">
            <text:p>2768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7683" calcext:value-type="float">
            <text:p>27683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7111" calcext:value-type="float">
            <text:p>27111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7113" calcext:value-type="float">
            <text:p>2711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7184" calcext:value-type="float">
            <text:p>27184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5080" calcext:value-type="float">
            <text:p>35080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4765" calcext:value-type="float">
            <text:p>34765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78:.J87])" office:value-type="float" office:value="35004.3" calcext:value-type="float">
            <text:p>35004,300</text:p>
          </table:table-cell>
          <table:table-cell table:style-name="ce6" table:formula="of:=STDEV([.J78:.J87])" office:value-type="float" office:value="291.233411544761" calcext:value-type="float">
            <text:p>291,233</text:p>
          </table:table-cell>
          <table:table-cell table:style-name="ce6" table:formula="of:=[.O79]/SQRT(10)" office:value-type="float" office:value="92.0960911222621" calcext:value-type="float">
            <text:p>92,09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5199" calcext:value-type="float">
            <text:p>35199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79]/1000" office:value-type="float" office:value="35.0043" calcext:value-type="float">
            <text:p>35,004</text:p>
          </table:table-cell>
          <table:table-cell table:style-name="ce6" table:formula="of:=[.O79]/1000" office:value-type="float" office:value="0.291233411544761" calcext:value-type="float">
            <text:p>0,291</text:p>
          </table:table-cell>
          <table:table-cell table:style-name="ce6" table:formula="of:=[.P79]/1000" office:value-type="float" office:value="0.0920960911222621" calcext:value-type="float">
            <text:p>0,09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4866" calcext:value-type="float">
            <text:p>3486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5373" calcext:value-type="float">
            <text:p>3537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5308" calcext:value-type="float">
            <text:p>3530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5364" calcext:value-type="float">
            <text:p>3536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4683" calcext:value-type="float">
            <text:p>34683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4689" calcext:value-type="float">
            <text:p>3468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4716" calcext:value-type="float">
            <text:p>34716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0924" calcext:value-type="float">
            <text:p>50924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769" calcext:value-type="float">
            <text:p>51769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89:.J98])" office:value-type="float" office:value="51226.8" calcext:value-type="float">
            <text:p>51226,800</text:p>
          </table:table-cell>
          <table:table-cell table:style-name="ce6" table:formula="of:=STDEV([.J89:.J98])" office:value-type="float" office:value="365.08623030122" calcext:value-type="float">
            <text:p>365,086</text:p>
          </table:table-cell>
          <table:table-cell table:style-name="ce6" table:formula="of:=[.O90]/SQRT(10)" office:value-type="float" office:value="115.450403011664" calcext:value-type="float">
            <text:p>115,45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338" calcext:value-type="float">
            <text:p>51338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90]/1000" office:value-type="float" office:value="51.2268" calcext:value-type="float">
            <text:p>51,227</text:p>
          </table:table-cell>
          <table:table-cell table:style-name="ce6" table:formula="of:=[.O90]/1000" office:value-type="float" office:value="0.36508623030122" calcext:value-type="float">
            <text:p>0,365</text:p>
          </table:table-cell>
          <table:table-cell table:style-name="ce6" table:formula="of:=[.P90]/1000" office:value-type="float" office:value="0.115450403011664" calcext:value-type="float">
            <text:p>0,11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016" calcext:value-type="float">
            <text:p>5101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414" calcext:value-type="float">
            <text:p>5141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235" calcext:value-type="float">
            <text:p>5123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819" calcext:value-type="float">
            <text:p>5181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0791" calcext:value-type="float">
            <text:p>50791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0807" calcext:value-type="float">
            <text:p>5080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155" calcext:value-type="float">
            <text:p>51155</text:p>
          </table:table-cell>
          <table:table-cell table:number-columns-repeated="13"/>
        </table:table-row>
        <table:table-row table:style-name="ro1" table:number-rows-repeated="104847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ecrescent" table:style-name="ta1">
        <table:shapes>
          <draw:frame draw:z-index="0" draw:style-name="gr2" draw:text-style-name="P2" svg:width="17.824cm" svg:height="9.987cm" svg:x="30.575cm" svg:y="6.238cm">
            <draw:object draw:notify-on-update-of-ranges="decrescent.S3:decrescent.S11 decrescent.T3:decrescent.T11 decrescent.V3:decrescent.V11 decrescent.V3:decrescent.V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8.216cm" svg:height="10.499cm" svg:x="30.705cm" svg:y="17.499cm">
            <draw:object draw:notify-on-update-of-ranges="decrescent.S3:decrescent.S11 decrescent.T3:decrescent.T11 decrescent.V3:decrescent.V11 decrescent.V3:decrescent.V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21.351cm" svg:height="11.091cm" svg:x="50.417cm" svg:y="5.644cm">
            <draw:object draw:notify-on-update-of-ranges="decrescent.A1:decrescent.A10 decrescent.K1:decrescent.K1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6.321cm" svg:height="10.499cm" svg:x="50.281cm" svg:y="18.062cm">
            <draw:object draw:notify-on-update-of-ranges="decrescent.S3:decrescent.S8 decrescent.T3:decrescent.T8 decrescent.V3:decrescent.V11 decrescent.V3:decrescent.V1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008" calcext:value-type="float">
            <text:p>20008</text:p>
          </table:table-cell>
          <table:table-cell table:formula="of:=[.J1]/1000" office:value-type="float" office:value="20.008" calcext:value-type="float">
            <text:p>20,008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3"/>
          <table:table-cell table:style-name="ce13" office:value-type="string" calcext:value-type="string" table:number-columns-spanned="3" table:number-rows-spanned="1">
            <text:p>Tempo em Segundos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9987" calcext:value-type="float">
            <text:p>19987</text:p>
          </table:table-cell>
          <table:table-cell table:formula="of:=[.J2]/1000" office:value-type="float" office:value="19.987" calcext:value-type="float">
            <text:p>19,987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1:.J10])" office:value-type="float" office:value="20226.5" calcext:value-type="float">
            <text:p>20226,500</text:p>
          </table:table-cell>
          <table:table-cell table:style-name="ce6" table:formula="of:=STDEV([.J1:.J10])" office:value-type="float" office:value="177.0343657787" calcext:value-type="float">
            <text:p>177,034</text:p>
          </table:table-cell>
          <table:table-cell table:style-name="ce6" table:formula="of:=[.O2]/SQRT(10)" office:value-type="float" office:value="55.9831819984061" calcext:value-type="float">
            <text:p>55,983</text:p>
          </table:table-cell>
          <table:table-cell table:number-columns-repeated="2"/>
          <table:table-cell table:style-name="ce10" office:value-type="string" calcext:value-type="string">
            <text:p>Algoritmo</text:p>
          </table:table-cell>
          <table:table-cell table:style-name="ce10" office:value-type="string" calcext:value-type="string">
            <text:p>Média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Erro Padrã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9974" calcext:value-type="float">
            <text:p>19974</text:p>
          </table:table-cell>
          <table:table-cell table:formula="of:=[.J3]/1000" office:value-type="float" office:value="19.974" calcext:value-type="float">
            <text:p>19,974</text:p>
          </table:table-cell>
          <table:table-cell/>
          <table:table-cell table:style-name="ce5" office:value-type="string" calcext:value-type="string">
            <text:p>ms</text:p>
          </table:table-cell>
          <table:table-cell table:style-name="ce6" table:formula="of:=[.N2]/1000" office:value-type="float" office:value="20.2265" calcext:value-type="float">
            <text:p>20,227</text:p>
          </table:table-cell>
          <table:table-cell table:style-name="ce6" table:formula="of:=[.O2]/1000" office:value-type="float" office:value="0.1770343657787" calcext:value-type="float">
            <text:p>0,177</text:p>
          </table:table-cell>
          <table:table-cell table:style-name="ce6" table:formula="of:=[.P2]/1000" office:value-type="float" office:value="0.0559831819984061" calcext:value-type="float">
            <text:p>0,056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 [.E1]" office:value-type="string" office:string-value="mergesortTopDown" calcext:value-type="string">
            <text:p>mergesortTopDown</text:p>
          </table:table-cell>
          <table:table-cell table:style-name="ce11" office:value-type="string" calcext:value-type="string">
            <text:p>M Td</text:p>
          </table:table-cell>
          <table:table-cell table:style-name="ce24" table:formula="of:= [.N3]" office:value-type="float" office:value="20.2265" calcext:value-type="float">
            <text:p>20,227</text:p>
          </table:table-cell>
          <table:table-cell table:style-name="ce24" table:formula="of:= [.O3]" office:value-type="float" office:value="0.1770343657787" calcext:value-type="float">
            <text:p>0,177</text:p>
          </table:table-cell>
          <table:table-cell table:style-name="ce24" table:formula="of:= [.P3]" office:value-type="float" office:value="0.0559831819984061" calcext:value-type="float">
            <text:p>0,056</text:p>
          </table:table-cell>
          <table:table-cell table:style-name="ce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259" calcext:value-type="float">
            <text:p>20259</text:p>
          </table:table-cell>
          <table:table-cell table:formula="of:=[.J4]/1000" office:value-type="float" office:value="20.259" calcext:value-type="float">
            <text:p>20,259</text:p>
          </table:table-cell>
          <table:table-cell table:number-columns-repeated="5"/>
          <table:table-cell table:style-name="ce18" office:value-type="float" office:value="2" calcext:value-type="float">
            <text:p>2</text:p>
          </table:table-cell>
          <table:table-cell table:style-name="ce12" table:formula="of:= [.E12]" office:value-type="string" office:string-value="mergesortBottomUp" calcext:value-type="string">
            <text:p>mergesortBottomUp</text:p>
          </table:table-cell>
          <table:table-cell table:style-name="ce12" office:value-type="string" calcext:value-type="string">
            <text:p>M Bu</text:p>
          </table:table-cell>
          <table:table-cell table:style-name="ce25" table:formula="of:= [.N14]" office:value-type="float" office:value="17.7344" calcext:value-type="float">
            <text:p>17,734</text:p>
          </table:table-cell>
          <table:table-cell table:style-name="ce25" table:formula="of:= [.O14]" office:value-type="float" office:value="0.180460645140276" calcext:value-type="float">
            <text:p>0,180</text:p>
          </table:table-cell>
          <table:table-cell table:style-name="ce25" table:formula="of:= [.P14]" office:value-type="float" office:value="0.0570666666666667" calcext:value-type="float">
            <text:p>0,0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366" calcext:value-type="float">
            <text:p>20366</text:p>
          </table:table-cell>
          <table:table-cell table:formula="of:=[.J5]/1000" office:value-type="float" office:value="20.366" calcext:value-type="float">
            <text:p>20,366</text:p>
          </table:table-cell>
          <table:table-cell table:number-columns-repeated="2"/>
          <table:table-cell table:style-name="ce7" office:value-type="string" calcext:value-type="string">
            <text:p>Erro Padrão</text:p>
          </table:table-cell>
          <table:table-cell table:style-name="ce8" office:value-type="string" calcext:value-type="string">
            <text:p>DP/n^1/2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1" table:formula="of:= [.E23]" office:value-type="string" office:string-value="mergesortTopDownInsertionSort_X_10" calcext:value-type="string">
            <text:p>mergesortTopDownInsertionSort_X_10</text:p>
          </table:table-cell>
          <table:table-cell table:style-name="ce11" office:value-type="string" calcext:value-type="string">
            <text:p>M Td e I x &lt; 10</text:p>
          </table:table-cell>
          <table:table-cell table:style-name="ce24" table:formula="of:= [.N25]" office:value-type="float" office:value="17.8564" calcext:value-type="float">
            <text:p>17,856</text:p>
          </table:table-cell>
          <table:table-cell table:style-name="ce24" table:formula="of:= [.O25]" office:value-type="float" office:value="0.181060579180929" calcext:value-type="float">
            <text:p>0,181</text:p>
          </table:table-cell>
          <table:table-cell table:style-name="ce24" table:formula="of:= [.P25]" office:value-type="float" office:value="0.0572563824680999" calcext:value-type="float">
            <text:p>0,0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373" calcext:value-type="float">
            <text:p>20373</text:p>
          </table:table-cell>
          <table:table-cell table:formula="of:=[.J6]/1000" office:value-type="float" office:value="20.373" calcext:value-type="float">
            <text:p>20,373</text:p>
          </table:table-cell>
          <table:table-cell table:number-columns-repeated="5"/>
          <table:table-cell table:style-name="ce18" office:value-type="float" office:value="4" calcext:value-type="float">
            <text:p>4</text:p>
          </table:table-cell>
          <table:table-cell table:style-name="ce12" table:formula="of:= [.E34]" office:value-type="string" office:string-value="mergesortTopDownInsertionSort_X_20" calcext:value-type="string">
            <text:p>mergesortTopDownInsertionSort_X_20</text:p>
          </table:table-cell>
          <table:table-cell table:style-name="ce12" office:value-type="string" calcext:value-type="string">
            <text:p>M Td e I x &lt; 20</text:p>
          </table:table-cell>
          <table:table-cell table:style-name="ce25" table:formula="of:= [.N36]" office:value-type="float" office:value="17.2008" calcext:value-type="float">
            <text:p>17,201</text:p>
          </table:table-cell>
          <table:table-cell table:style-name="ce25" table:formula="of:= [.O36]" office:value-type="float" office:value="0.136566467333676" calcext:value-type="float">
            <text:p>0,137</text:p>
          </table:table-cell>
          <table:table-cell table:style-name="ce25" table:formula="of:= [.P36]" office:value-type="float" office:value="0.0431861088777398" calcext:value-type="float">
            <text:p>0,04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371" calcext:value-type="float">
            <text:p>20371</text:p>
          </table:table-cell>
          <table:table-cell table:formula="of:=[.J7]/1000" office:value-type="float" office:value="20.371" calcext:value-type="float">
            <text:p>20,371</text:p>
          </table:table-cell>
          <table:table-cell table:number-columns-repeated="5"/>
          <table:table-cell table:style-name="ce18" office:value-type="float" office:value="5" calcext:value-type="float">
            <text:p>5</text:p>
          </table:table-cell>
          <table:table-cell table:style-name="ce11" table:formula="of:= [.E45]" office:value-type="string" office:string-value="mergesortTopDownInsertionSort_X_40" calcext:value-type="string">
            <text:p>mergesortTopDownInsertionSort_X_40</text:p>
          </table:table-cell>
          <table:table-cell table:style-name="ce11" office:value-type="string" calcext:value-type="string">
            <text:p>M Td e I x &lt; 40</text:p>
          </table:table-cell>
          <table:table-cell table:style-name="ce24" table:formula="of:= [.N47]" office:value-type="float" office:value="18.3959" calcext:value-type="float">
            <text:p>18,396</text:p>
          </table:table-cell>
          <table:table-cell table:style-name="ce24" table:formula="of:= [.O47]" office:value-type="float" office:value="0.164188543381619" calcext:value-type="float">
            <text:p>0,164</text:p>
          </table:table-cell>
          <table:table-cell table:style-name="ce24" table:formula="of:= [.P47]" office:value-type="float" office:value="0.0519209762791281" calcext:value-type="float">
            <text:p>0,0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387" calcext:value-type="float">
            <text:p>20387</text:p>
          </table:table-cell>
          <table:table-cell table:formula="of:=[.J8]/1000" office:value-type="float" office:value="20.387" calcext:value-type="float">
            <text:p>20,387</text:p>
          </table:table-cell>
          <table:table-cell table:number-columns-repeated="5"/>
          <table:table-cell table:style-name="ce18" office:value-type="float" office:value="6" calcext:value-type="float">
            <text:p>6</text:p>
          </table:table-cell>
          <table:table-cell table:style-name="ce12" table:formula="of:= [.E56]" office:value-type="string" office:string-value="mergesortTopDownInsertionSort_X_80" calcext:value-type="string">
            <text:p>mergesortTopDownInsertionSort_X_80</text:p>
          </table:table-cell>
          <table:table-cell table:style-name="ce12" office:value-type="string" calcext:value-type="string">
            <text:p>M Td e I x &lt; 80</text:p>
          </table:table-cell>
          <table:table-cell table:style-name="ce25" table:formula="of:= [.N58]" office:value-type="float" office:value="21.8622" calcext:value-type="float">
            <text:p>21,862</text:p>
          </table:table-cell>
          <table:table-cell table:style-name="ce25" table:formula="of:= [.O58]" office:value-type="float" office:value="0.18181419086529" calcext:value-type="float">
            <text:p>0,182</text:p>
          </table:table-cell>
          <table:table-cell table:style-name="ce25" table:formula="of:= [.P58]" office:value-type="float" office:value="0.0574946954074895" calcext:value-type="float">
            <text:p>0,05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168" calcext:value-type="float">
            <text:p>20168</text:p>
          </table:table-cell>
          <table:table-cell table:formula="of:=[.J9]/1000" office:value-type="float" office:value="20.168" calcext:value-type="float">
            <text:p>20,168</text:p>
          </table:table-cell>
          <table:table-cell table:number-columns-repeated="5"/>
          <table:table-cell table:style-name="ce18" office:value-type="float" office:value="7" calcext:value-type="float">
            <text:p>7</text:p>
          </table:table-cell>
          <table:table-cell table:style-name="ce11" table:formula="of:= [.E67]" office:value-type="string" office:string-value="mergesortTopDownInsertionSort_X_160" calcext:value-type="string">
            <text:p>mergesortTopDownInsertionSort_X_160</text:p>
          </table:table-cell>
          <table:table-cell table:style-name="ce11" office:value-type="string" calcext:value-type="string">
            <text:p>M Td e I x &lt; 160</text:p>
          </table:table-cell>
          <table:table-cell table:style-name="ce24" table:formula="of:= [.N69]" office:value-type="float" office:value="29.6574" calcext:value-type="float">
            <text:p>29,657</text:p>
          </table:table-cell>
          <table:table-cell table:style-name="ce24" table:formula="of:= [.O69]" office:value-type="float" office:value="0.277658543298539" calcext:value-type="float">
            <text:p>0,278</text:p>
          </table:table-cell>
          <table:table-cell table:style-name="ce24" table:formula="of:= [.P69]" office:value-type="float" office:value="0.0878033408627865" calcext:value-type="float">
            <text:p>0,0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372" calcext:value-type="float">
            <text:p>20372</text:p>
          </table:table-cell>
          <table:table-cell table:formula="of:=[.J10]/1000" office:value-type="float" office:value="20.372" calcext:value-type="float">
            <text:p>20,372</text:p>
          </table:table-cell>
          <table:table-cell table:number-columns-repeated="5"/>
          <table:table-cell table:style-name="ce18" office:value-type="float" office:value="8" calcext:value-type="float">
            <text:p>8</text:p>
          </table:table-cell>
          <table:table-cell table:style-name="ce12" table:formula="of:= [.E78]" office:value-type="string" office:string-value="mergesortTopDownInsertionSort_X_320" calcext:value-type="string">
            <text:p>mergesortTopDownInsertionSort_X_320</text:p>
          </table:table-cell>
          <table:table-cell table:style-name="ce12" office:value-type="string" calcext:value-type="string">
            <text:p>M Td e I x &lt; 320</text:p>
          </table:table-cell>
          <table:table-cell table:style-name="ce25" table:formula="of:= [.N80]" office:value-type="float" office:value="46.5767" calcext:value-type="float">
            <text:p>46,577</text:p>
          </table:table-cell>
          <table:table-cell table:style-name="ce25" table:formula="of:= [.O80]" office:value-type="float" office:value="0.33365019939385" calcext:value-type="float">
            <text:p>0,334</text:p>
          </table:table-cell>
          <table:table-cell table:style-name="ce25" table:formula="of:= [.P80]" office:value-type="float" office:value="0.10550945718539" calcext:value-type="float">
            <text:p>0,106</text:p>
          </table:table-cell>
          <table:table-cell/>
        </table:table-row>
        <table:table-row table:style-name="ro1">
          <table:table-cell table:number-columns-repeated="16"/>
          <table:table-cell table:style-name="ce18" office:value-type="float" office:value="9" calcext:value-type="float">
            <text:p>9</text:p>
          </table:table-cell>
          <table:table-cell table:style-name="ce11" table:formula="of:= [.E89]" office:value-type="string" office:string-value="mergesortTopDownInsertionSort_X_640" calcext:value-type="string">
            <text:p>mergesortTopDownInsertionSort_X_640</text:p>
          </table:table-cell>
          <table:table-cell table:style-name="ce11" office:value-type="string" calcext:value-type="string">
            <text:p>M Td e I x &lt; 640</text:p>
          </table:table-cell>
          <table:table-cell table:style-name="ce24" table:formula="of:= [.N91]" office:value-type="float" office:value="80.786" calcext:value-type="float">
            <text:p>80,786</text:p>
          </table:table-cell>
          <table:table-cell table:style-name="ce24" table:formula="of:= [.O91]" office:value-type="float" office:value="0.610882785628944" calcext:value-type="float">
            <text:p>0,611</text:p>
          </table:table-cell>
          <table:table-cell table:style-name="ce24" table:formula="of:= [.P91]" office:value-type="float" office:value="0.193178098597584" calcext:value-type="float">
            <text:p>0,1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660" calcext:value-type="float">
            <text:p>17660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634" calcext:value-type="float">
            <text:p>17634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12:.J21])" office:value-type="float" office:value="17734.4" calcext:value-type="float">
            <text:p>17734,400</text:p>
          </table:table-cell>
          <table:table-cell table:style-name="ce6" table:formula="of:=STDEV([.J12:.J21])" office:value-type="float" office:value="180.460645140276" calcext:value-type="float">
            <text:p>180,461</text:p>
          </table:table-cell>
          <table:table-cell table:style-name="ce6" table:formula="of:=[.O13]/SQRT(10)" office:value-type="float" office:value="57.0666666666667" calcext:value-type="float">
            <text:p>57,06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544" calcext:value-type="float">
            <text:p>17544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13]/1000" office:value-type="float" office:value="17.7344" calcext:value-type="float">
            <text:p>17,734</text:p>
          </table:table-cell>
          <table:table-cell table:style-name="ce6" table:formula="of:=[.O13]/1000" office:value-type="float" office:value="0.180460645140276" calcext:value-type="float">
            <text:p>0,180</text:p>
          </table:table-cell>
          <table:table-cell table:style-name="ce6" table:formula="of:=[.P13]/1000" office:value-type="float" office:value="0.0570666666666667" calcext:value-type="float">
            <text:p>0,05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536" calcext:value-type="float">
            <text:p>1753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701" calcext:value-type="float">
            <text:p>1770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888" calcext:value-type="float">
            <text:p>1788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540" calcext:value-type="float">
            <text:p>1754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975" calcext:value-type="float">
            <text:p>1797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969" calcext:value-type="float">
            <text:p>1796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897" calcext:value-type="float">
            <text:p>17897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748" calcext:value-type="float">
            <text:p>17748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716" calcext:value-type="float">
            <text:p>17716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23:.J32])" office:value-type="float" office:value="17856.4" calcext:value-type="float">
            <text:p>17856,400</text:p>
          </table:table-cell>
          <table:table-cell table:style-name="ce6" table:formula="of:=STDEV([.J23:.J32])" office:value-type="float" office:value="181.060579180929" calcext:value-type="float">
            <text:p>181,061</text:p>
          </table:table-cell>
          <table:table-cell table:style-name="ce6" table:formula="of:=[.O24]/SQRT(10)" office:value-type="float" office:value="57.2563824680999" calcext:value-type="float">
            <text:p>57,25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717" calcext:value-type="float">
            <text:p>17717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24]/1000" office:value-type="float" office:value="17.8564" calcext:value-type="float">
            <text:p>17,856</text:p>
          </table:table-cell>
          <table:table-cell table:style-name="ce6" table:formula="of:=[.O24]/1000" office:value-type="float" office:value="0.181060579180929" calcext:value-type="float">
            <text:p>0,181</text:p>
          </table:table-cell>
          <table:table-cell table:style-name="ce6" table:formula="of:=[.P24]/1000" office:value-type="float" office:value="0.0572563824680999" calcext:value-type="float">
            <text:p>0,05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922" calcext:value-type="float">
            <text:p>17922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677" calcext:value-type="float">
            <text:p>1767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989" calcext:value-type="float">
            <text:p>1798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799" calcext:value-type="float">
            <text:p>1779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212" calcext:value-type="float">
            <text:p>18212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722" calcext:value-type="float">
            <text:p>1772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062" calcext:value-type="float">
            <text:p>18062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114" calcext:value-type="float">
            <text:p>17114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082" calcext:value-type="float">
            <text:p>17082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34:.J43])" office:value-type="float" office:value="17200.8" calcext:value-type="float">
            <text:p>17200,800</text:p>
          </table:table-cell>
          <table:table-cell table:style-name="ce6" table:formula="of:=STDEV([.J34:.J43])" office:value-type="float" office:value="136.566467333676" calcext:value-type="float">
            <text:p>136,566</text:p>
          </table:table-cell>
          <table:table-cell table:style-name="ce6" table:formula="of:=[.O35]/SQRT(10)" office:value-type="float" office:value="43.1861088777398" calcext:value-type="float">
            <text:p>43,18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347" calcext:value-type="float">
            <text:p>17347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35]/1000" office:value-type="float" office:value="17.2008" calcext:value-type="float">
            <text:p>17,201</text:p>
          </table:table-cell>
          <table:table-cell table:style-name="ce6" table:formula="of:=[.O35]/1000" office:value-type="float" office:value="0.136566467333676" calcext:value-type="float">
            <text:p>0,137</text:p>
          </table:table-cell>
          <table:table-cell table:style-name="ce6" table:formula="of:=[.P35]/1000" office:value-type="float" office:value="0.0431861088777398" calcext:value-type="float">
            <text:p>0,04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348" calcext:value-type="float">
            <text:p>1734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165" calcext:value-type="float">
            <text:p>1716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6995" calcext:value-type="float">
            <text:p>1699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352" calcext:value-type="float">
            <text:p>1735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160" calcext:value-type="float">
            <text:p>1716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092" calcext:value-type="float">
            <text:p>1709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353" calcext:value-type="float">
            <text:p>17353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450" calcext:value-type="float">
            <text:p>18450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192" calcext:value-type="float">
            <text:p>18192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45:.J54])" office:value-type="float" office:value="18395.9" calcext:value-type="float">
            <text:p>18395,900</text:p>
          </table:table-cell>
          <table:table-cell table:style-name="ce6" table:formula="of:=STDEV([.J45:.J54])" office:value-type="float" office:value="164.188543381619" calcext:value-type="float">
            <text:p>164,189</text:p>
          </table:table-cell>
          <table:table-cell table:style-name="ce6" table:formula="of:=[.O46]/SQRT(10)" office:value-type="float" office:value="51.9209762791281" calcext:value-type="float">
            <text:p>51,92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527" calcext:value-type="float">
            <text:p>18527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46]/1000" office:value-type="float" office:value="18.3959" calcext:value-type="float">
            <text:p>18,396</text:p>
          </table:table-cell>
          <table:table-cell table:style-name="ce6" table:formula="of:=[.O46]/1000" office:value-type="float" office:value="0.164188543381619" calcext:value-type="float">
            <text:p>0,164</text:p>
          </table:table-cell>
          <table:table-cell table:style-name="ce6" table:formula="of:=[.P46]/1000" office:value-type="float" office:value="0.0519209762791281" calcext:value-type="float">
            <text:p>0,05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514" calcext:value-type="float">
            <text:p>1851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537" calcext:value-type="float">
            <text:p>1853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309" calcext:value-type="float">
            <text:p>1830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161" calcext:value-type="float">
            <text:p>1816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189" calcext:value-type="float">
            <text:p>18189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538" calcext:value-type="float">
            <text:p>1853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542" calcext:value-type="float">
            <text:p>18542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1640" calcext:value-type="float">
            <text:p>21640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1620" calcext:value-type="float">
            <text:p>21620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56:.J65])" office:value-type="float" office:value="21862.2" calcext:value-type="float">
            <text:p>21862,200</text:p>
          </table:table-cell>
          <table:table-cell table:style-name="ce6" table:formula="of:=STDEV([.J56:.J65])" office:value-type="float" office:value="181.81419086529" calcext:value-type="float">
            <text:p>181,814</text:p>
          </table:table-cell>
          <table:table-cell table:style-name="ce6" table:formula="of:=[.O57]/SQRT(10)" office:value-type="float" office:value="57.4946954074895" calcext:value-type="float">
            <text:p>57,49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2030" calcext:value-type="float">
            <text:p>22030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57]/1000" office:value-type="float" office:value="21.8622" calcext:value-type="float">
            <text:p>21,862</text:p>
          </table:table-cell>
          <table:table-cell table:style-name="ce6" table:formula="of:=[.O57]/1000" office:value-type="float" office:value="0.18181419086529" calcext:value-type="float">
            <text:p>0,182</text:p>
          </table:table-cell>
          <table:table-cell table:style-name="ce6" table:formula="of:=[.P57]/1000" office:value-type="float" office:value="0.0574946954074895" calcext:value-type="float">
            <text:p>0,05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1890" calcext:value-type="float">
            <text:p>2189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2036" calcext:value-type="float">
            <text:p>2203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2037" calcext:value-type="float">
            <text:p>22037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1776" calcext:value-type="float">
            <text:p>2177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1617" calcext:value-type="float">
            <text:p>2161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2005" calcext:value-type="float">
            <text:p>2200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1971" calcext:value-type="float">
            <text:p>21971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9388" calcext:value-type="float">
            <text:p>29388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9442" calcext:value-type="float">
            <text:p>29442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67:.J76])" office:value-type="float" office:value="29657.4" calcext:value-type="float">
            <text:p>29657,400</text:p>
          </table:table-cell>
          <table:table-cell table:style-name="ce6" table:formula="of:=STDEV([.J67:.J76])" office:value-type="float" office:value="277.658543298539" calcext:value-type="float">
            <text:p>277,659</text:p>
          </table:table-cell>
          <table:table-cell table:style-name="ce6" table:formula="of:=[.O68]/SQRT(10)" office:value-type="float" office:value="87.8033408627865" calcext:value-type="float">
            <text:p>87,80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9965" calcext:value-type="float">
            <text:p>29965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68]/1000" office:value-type="float" office:value="29.6574" calcext:value-type="float">
            <text:p>29,657</text:p>
          </table:table-cell>
          <table:table-cell table:style-name="ce6" table:formula="of:=[.O68]/1000" office:value-type="float" office:value="0.277658543298539" calcext:value-type="float">
            <text:p>0,278</text:p>
          </table:table-cell>
          <table:table-cell table:style-name="ce6" table:formula="of:=[.P68]/1000" office:value-type="float" office:value="0.0878033408627865" calcext:value-type="float">
            <text:p>0,08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9507" calcext:value-type="float">
            <text:p>2950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9735" calcext:value-type="float">
            <text:p>2973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9971" calcext:value-type="float">
            <text:p>2997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0049" calcext:value-type="float">
            <text:p>3004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9801" calcext:value-type="float">
            <text:p>29801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9355" calcext:value-type="float">
            <text:p>2935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9361" calcext:value-type="float">
            <text:p>29361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5950" calcext:value-type="float">
            <text:p>45950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6176" calcext:value-type="float">
            <text:p>46176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78:.J87])" office:value-type="float" office:value="46576.7" calcext:value-type="float">
            <text:p>46576,700</text:p>
          </table:table-cell>
          <table:table-cell table:style-name="ce6" table:formula="of:=STDEV([.J78:.J87])" office:value-type="float" office:value="333.65019939385" calcext:value-type="float">
            <text:p>333,650</text:p>
          </table:table-cell>
          <table:table-cell table:style-name="ce6" table:formula="of:=[.O79]/SQRT(10)" office:value-type="float" office:value="105.50945718539" calcext:value-type="float">
            <text:p>105,50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6842" calcext:value-type="float">
            <text:p>46842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79]/1000" office:value-type="float" office:value="46.5767" calcext:value-type="float">
            <text:p>46,577</text:p>
          </table:table-cell>
          <table:table-cell table:style-name="ce6" table:formula="of:=[.O79]/1000" office:value-type="float" office:value="0.33365019939385" calcext:value-type="float">
            <text:p>0,334</text:p>
          </table:table-cell>
          <table:table-cell table:style-name="ce6" table:formula="of:=[.P79]/1000" office:value-type="float" office:value="0.10550945718539" calcext:value-type="float">
            <text:p>0,10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6843" calcext:value-type="float">
            <text:p>4684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6466" calcext:value-type="float">
            <text:p>4646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6442" calcext:value-type="float">
            <text:p>46442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6866" calcext:value-type="float">
            <text:p>4686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6886" calcext:value-type="float">
            <text:p>46886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6857" calcext:value-type="float">
            <text:p>4685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6439" calcext:value-type="float">
            <text:p>46439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79708" calcext:value-type="float">
            <text:p>79708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79681" calcext:value-type="float">
            <text:p>79681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89:.J98])" office:value-type="float" office:value="80786" calcext:value-type="float">
            <text:p>80786,000</text:p>
          </table:table-cell>
          <table:table-cell table:style-name="ce6" table:formula="of:=STDEV([.J89:.J98])" office:value-type="float" office:value="610.882785628944" calcext:value-type="float">
            <text:p>610,883</text:p>
          </table:table-cell>
          <table:table-cell table:style-name="ce6" table:formula="of:=[.O90]/SQRT(10)" office:value-type="float" office:value="193.178098597584" calcext:value-type="float">
            <text:p>193,17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1146" calcext:value-type="float">
            <text:p>81146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90]/1000" office:value-type="float" office:value="80.786" calcext:value-type="float">
            <text:p>80,786</text:p>
          </table:table-cell>
          <table:table-cell table:style-name="ce6" table:formula="of:=[.O90]/1000" office:value-type="float" office:value="0.610882785628944" calcext:value-type="float">
            <text:p>0,611</text:p>
          </table:table-cell>
          <table:table-cell table:style-name="ce6" table:formula="of:=[.P90]/1000" office:value-type="float" office:value="0.193178098597584" calcext:value-type="float">
            <text:p>0,19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1150" calcext:value-type="float">
            <text:p>8115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1178" calcext:value-type="float">
            <text:p>81178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0956" calcext:value-type="float">
            <text:p>8095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1176" calcext:value-type="float">
            <text:p>8117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0513" calcext:value-type="float">
            <text:p>80513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1175" calcext:value-type="float">
            <text:p>8117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1177" calcext:value-type="float">
            <text:p>81177</text:p>
          </table:table-cell>
          <table:table-cell table:number-columns-repeated="13"/>
        </table:table-row>
        <table:table-row table:style-name="ro1" table:number-rows-repeated="104847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rescent" table:style-name="ta1">
        <table:shapes>
          <draw:frame draw:z-index="0" draw:style-name="gr2" draw:text-style-name="P2" svg:width="17.824cm" svg:height="9.987cm" svg:x="31.677cm" svg:y="5.505cm">
            <draw:object draw:notify-on-update-of-ranges="crescent.S3:crescent.S11 crescent.T3:crescent.T11 crescent.V3:crescent.V11 crescent.V3:crescent.V1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8.216cm" svg:height="10.499cm" svg:x="31.764cm" svg:y="16.791cm">
            <draw:object draw:notify-on-update-of-ranges="crescent.S3:crescent.S11 crescent.T3:crescent.T11 crescent.V3:crescent.V11 crescent.V3:crescent.V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21.351cm" svg:height="11.091cm" svg:x="50.939cm" svg:y="5.277cm">
            <draw:object draw:notify-on-update-of-ranges="crescent.A1:crescent.A10 crescent.K1:crescent.K1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6.321cm" svg:height="10.499cm" svg:x="54.046cm" svg:y="38.834cm">
            <draw:object draw:notify-on-update-of-ranges="crescent.S3:crescent.S8 crescent.T3:crescent.T8 crescent.V3:crescent.V11 crescent.V3:crescent.V1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622" calcext:value-type="float">
            <text:p>20622</text:p>
          </table:table-cell>
          <table:table-cell table:formula="of:=[.J1]/1000" office:value-type="float" office:value="20.622" calcext:value-type="float">
            <text:p>20,622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3"/>
          <table:table-cell table:style-name="ce13" office:value-type="string" calcext:value-type="string" table:number-columns-spanned="3" table:number-rows-spanned="1">
            <text:p>Tempo em Segundos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941" calcext:value-type="float">
            <text:p>20941</text:p>
          </table:table-cell>
          <table:table-cell table:formula="of:=[.J2]/1000" office:value-type="float" office:value="20.941" calcext:value-type="float">
            <text:p>20,941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1:.J10])" office:value-type="float" office:value="20613.3" calcext:value-type="float">
            <text:p>20613,300</text:p>
          </table:table-cell>
          <table:table-cell table:style-name="ce6" table:formula="of:=STDEV([.J1:.J10])" office:value-type="float" office:value="117.192197313264" calcext:value-type="float">
            <text:p>117,192</text:p>
          </table:table-cell>
          <table:table-cell table:style-name="ce6" table:formula="of:=[.O2]/SQRT(10)" office:value-type="float" office:value="37.0594267509781" calcext:value-type="float">
            <text:p>37,059</text:p>
          </table:table-cell>
          <table:table-cell table:number-columns-repeated="2"/>
          <table:table-cell table:style-name="ce10" office:value-type="string" calcext:value-type="string">
            <text:p>Algoritmo</text:p>
          </table:table-cell>
          <table:table-cell table:style-name="ce10" office:value-type="string" calcext:value-type="string">
            <text:p>Média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Erro Padrã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599" calcext:value-type="float">
            <text:p>20599</text:p>
          </table:table-cell>
          <table:table-cell table:formula="of:=[.J3]/1000" office:value-type="float" office:value="20.599" calcext:value-type="float">
            <text:p>20,599</text:p>
          </table:table-cell>
          <table:table-cell/>
          <table:table-cell table:style-name="ce5" office:value-type="string" calcext:value-type="string">
            <text:p>ms</text:p>
          </table:table-cell>
          <table:table-cell table:style-name="ce6" table:formula="of:=[.N2]/1000" office:value-type="float" office:value="20.6133" calcext:value-type="float">
            <text:p>20,613</text:p>
          </table:table-cell>
          <table:table-cell table:style-name="ce6" table:formula="of:=[.O2]/1000" office:value-type="float" office:value="0.117192197313264" calcext:value-type="float">
            <text:p>0,117</text:p>
          </table:table-cell>
          <table:table-cell table:style-name="ce6" table:formula="of:=[.P2]/1000" office:value-type="float" office:value="0.0370594267509781" calcext:value-type="float">
            <text:p>0,037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 [.E1]" office:value-type="string" office:string-value="mergesortTopDown" calcext:value-type="string">
            <text:p>mergesortTopDown</text:p>
          </table:table-cell>
          <table:table-cell table:style-name="ce11" office:value-type="string" calcext:value-type="string">
            <text:p>M Td</text:p>
          </table:table-cell>
          <table:table-cell table:style-name="ce24" table:formula="of:= [.N3]" office:value-type="float" office:value="20.6133" calcext:value-type="float">
            <text:p>20,613</text:p>
          </table:table-cell>
          <table:table-cell table:style-name="ce24" table:formula="of:= [.O3]" office:value-type="float" office:value="0.117192197313264" calcext:value-type="float">
            <text:p>0,117</text:p>
          </table:table-cell>
          <table:table-cell table:style-name="ce24" table:formula="of:= [.P3]" office:value-type="float" office:value="0.0370594267509781" calcext:value-type="float">
            <text:p>0,037</text:p>
          </table:table-cell>
          <table:table-cell table:style-name="ce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572" calcext:value-type="float">
            <text:p>20572</text:p>
          </table:table-cell>
          <table:table-cell table:formula="of:=[.J4]/1000" office:value-type="float" office:value="20.572" calcext:value-type="float">
            <text:p>20,572</text:p>
          </table:table-cell>
          <table:table-cell table:number-columns-repeated="5"/>
          <table:table-cell table:style-name="ce18" office:value-type="float" office:value="2" calcext:value-type="float">
            <text:p>2</text:p>
          </table:table-cell>
          <table:table-cell table:style-name="ce12" table:formula="of:= [.E12]" office:value-type="string" office:string-value="mergesortBottomUp" calcext:value-type="string">
            <text:p>mergesortBottomUp</text:p>
          </table:table-cell>
          <table:table-cell table:style-name="ce12" office:value-type="string" calcext:value-type="string">
            <text:p>M Bu</text:p>
          </table:table-cell>
          <table:table-cell table:style-name="ce25" table:formula="of:= [.N14]" office:value-type="float" office:value="17.2556" calcext:value-type="float">
            <text:p>17,256</text:p>
          </table:table-cell>
          <table:table-cell table:style-name="ce25" table:formula="of:= [.O14]" office:value-type="float" office:value="0.0670525498728008" calcext:value-type="float">
            <text:p>0,067</text:p>
          </table:table-cell>
          <table:table-cell table:style-name="ce25" table:formula="of:= [.P14]" office:value-type="float" office:value="0.0212038780520084" calcext:value-type="float">
            <text:p>0,0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570" calcext:value-type="float">
            <text:p>20570</text:p>
          </table:table-cell>
          <table:table-cell table:formula="of:=[.J5]/1000" office:value-type="float" office:value="20.57" calcext:value-type="float">
            <text:p>20,57</text:p>
          </table:table-cell>
          <table:table-cell table:number-columns-repeated="2"/>
          <table:table-cell table:style-name="ce7" office:value-type="string" calcext:value-type="string">
            <text:p>Erro Padrão</text:p>
          </table:table-cell>
          <table:table-cell table:style-name="ce8" office:value-type="string" calcext:value-type="string">
            <text:p>DP/n^1/2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1" table:formula="of:= [.E23]" office:value-type="string" office:string-value="mergesortTopDownInsertionSort_X_10" calcext:value-type="string">
            <text:p>mergesortTopDownInsertionSort_X_10</text:p>
          </table:table-cell>
          <table:table-cell table:style-name="ce11" office:value-type="string" calcext:value-type="string">
            <text:p>M Td e I x &lt; 10</text:p>
          </table:table-cell>
          <table:table-cell table:style-name="ce24" table:formula="of:= [.N25]" office:value-type="float" office:value="15.787" calcext:value-type="float">
            <text:p>15,787</text:p>
          </table:table-cell>
          <table:table-cell table:style-name="ce24" table:formula="of:= [.O25]" office:value-type="float" office:value="0.0362246079650591" calcext:value-type="float">
            <text:p>0,036</text:p>
          </table:table-cell>
          <table:table-cell table:style-name="ce24" table:formula="of:= [.P25]" office:value-type="float" office:value="0.0114552268516264" calcext:value-type="float">
            <text:p>0,0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570" calcext:value-type="float">
            <text:p>20570</text:p>
          </table:table-cell>
          <table:table-cell table:formula="of:=[.J6]/1000" office:value-type="float" office:value="20.57" calcext:value-type="float">
            <text:p>20,57</text:p>
          </table:table-cell>
          <table:table-cell table:number-columns-repeated="5"/>
          <table:table-cell table:style-name="ce18" office:value-type="float" office:value="4" calcext:value-type="float">
            <text:p>4</text:p>
          </table:table-cell>
          <table:table-cell table:style-name="ce12" table:formula="of:= [.E34]" office:value-type="string" office:string-value="mergesortTopDownInsertionSort_X_20" calcext:value-type="string">
            <text:p>mergesortTopDownInsertionSort_X_20</text:p>
          </table:table-cell>
          <table:table-cell table:style-name="ce12" office:value-type="string" calcext:value-type="string">
            <text:p>M Td e I x &lt; 20</text:p>
          </table:table-cell>
          <table:table-cell table:style-name="ce25" table:formula="of:= [.N36]" office:value-type="float" office:value="14.4129" calcext:value-type="float">
            <text:p>14,413</text:p>
          </table:table-cell>
          <table:table-cell table:style-name="ce25" table:formula="of:= [.O36]" office:value-type="float" office:value="0.0791418557612426" calcext:value-type="float">
            <text:p>0,079</text:p>
          </table:table-cell>
          <table:table-cell table:style-name="ce25" table:formula="of:= [.P36]" office:value-type="float" office:value="0.0250268522458046" calcext:value-type="float">
            <text:p>0,0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575" calcext:value-type="float">
            <text:p>20575</text:p>
          </table:table-cell>
          <table:table-cell table:formula="of:=[.J7]/1000" office:value-type="float" office:value="20.575" calcext:value-type="float">
            <text:p>20,575</text:p>
          </table:table-cell>
          <table:table-cell table:number-columns-repeated="5"/>
          <table:table-cell table:style-name="ce18" office:value-type="float" office:value="5" calcext:value-type="float">
            <text:p>5</text:p>
          </table:table-cell>
          <table:table-cell table:style-name="ce11" table:formula="of:= [.E45]" office:value-type="string" office:string-value="mergesortTopDownInsertionSort_X_40" calcext:value-type="string">
            <text:p>mergesortTopDownInsertionSort_X_40</text:p>
          </table:table-cell>
          <table:table-cell table:style-name="ce11" office:value-type="string" calcext:value-type="string">
            <text:p>M Td e I x &lt; 40</text:p>
          </table:table-cell>
          <table:table-cell table:style-name="ce24" table:formula="of:= [.N47]" office:value-type="float" office:value="13.3115" calcext:value-type="float">
            <text:p>13,312</text:p>
          </table:table-cell>
          <table:table-cell table:style-name="ce24" table:formula="of:= [.O47]" office:value-type="float" office:value="0.0255005446564927" calcext:value-type="float">
            <text:p>0,026</text:p>
          </table:table-cell>
          <table:table-cell table:style-name="ce24" table:formula="of:= [.P47]" office:value-type="float" office:value="0.0080639802689353" calcext:value-type="float">
            <text:p>0,0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550" calcext:value-type="float">
            <text:p>20550</text:p>
          </table:table-cell>
          <table:table-cell table:formula="of:=[.J8]/1000" office:value-type="float" office:value="20.55" calcext:value-type="float">
            <text:p>20,55</text:p>
          </table:table-cell>
          <table:table-cell table:number-columns-repeated="5"/>
          <table:table-cell table:style-name="ce18" office:value-type="float" office:value="6" calcext:value-type="float">
            <text:p>6</text:p>
          </table:table-cell>
          <table:table-cell table:style-name="ce12" table:formula="of:= [.E56]" office:value-type="string" office:string-value="mergesortTopDownInsertionSort_X_80" calcext:value-type="string">
            <text:p>mergesortTopDownInsertionSort_X_80</text:p>
          </table:table-cell>
          <table:table-cell table:style-name="ce12" office:value-type="string" calcext:value-type="string">
            <text:p>M Td e I x &lt; 80</text:p>
          </table:table-cell>
          <table:table-cell table:style-name="ce25" table:formula="of:= [.N58]" office:value-type="float" office:value="12.3316" calcext:value-type="float">
            <text:p>12,332</text:p>
          </table:table-cell>
          <table:table-cell table:style-name="ce25" table:formula="of:= [.O58]" office:value-type="float" office:value="0.0784066323725232" calcext:value-type="float">
            <text:p>0,078</text:p>
          </table:table-cell>
          <table:table-cell table:style-name="ce25" table:formula="of:= [.P58]" office:value-type="float" office:value="0.0247943541960665" calcext:value-type="float">
            <text:p>0,0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548" calcext:value-type="float">
            <text:p>20548</text:p>
          </table:table-cell>
          <table:table-cell table:formula="of:=[.J9]/1000" office:value-type="float" office:value="20.548" calcext:value-type="float">
            <text:p>20,548</text:p>
          </table:table-cell>
          <table:table-cell table:number-columns-repeated="5"/>
          <table:table-cell table:style-name="ce18" office:value-type="float" office:value="7" calcext:value-type="float">
            <text:p>7</text:p>
          </table:table-cell>
          <table:table-cell table:style-name="ce11" table:formula="of:= [.E67]" office:value-type="string" office:string-value="mergesortTopDownInsertionSort_X_160" calcext:value-type="string">
            <text:p>mergesortTopDownInsertionSort_X_160</text:p>
          </table:table-cell>
          <table:table-cell table:style-name="ce11" office:value-type="string" calcext:value-type="string">
            <text:p>M Td e I x &lt; 160</text:p>
          </table:table-cell>
          <table:table-cell table:style-name="ce24" table:formula="of:= [.N69]" office:value-type="float" office:value="11.5353" calcext:value-type="float">
            <text:p>11,535</text:p>
          </table:table-cell>
          <table:table-cell table:style-name="ce24" table:formula="of:= [.O69]" office:value-type="float" office:value="0.0575442824652845" calcext:value-type="float">
            <text:p>0,058</text:p>
          </table:table-cell>
          <table:table-cell table:style-name="ce24" table:formula="of:= [.P69]" office:value-type="float" office:value="0.0181970998910388" calcext:value-type="float">
            <text:p>0,0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586" calcext:value-type="float">
            <text:p>20586</text:p>
          </table:table-cell>
          <table:table-cell table:formula="of:=[.J10]/1000" office:value-type="float" office:value="20.586" calcext:value-type="float">
            <text:p>20,586</text:p>
          </table:table-cell>
          <table:table-cell table:number-columns-repeated="5"/>
          <table:table-cell table:style-name="ce18" office:value-type="float" office:value="8" calcext:value-type="float">
            <text:p>8</text:p>
          </table:table-cell>
          <table:table-cell table:style-name="ce12" table:formula="of:= [.E78]" office:value-type="string" office:string-value="mergesortTopDownInsertionSort_X_320" calcext:value-type="string">
            <text:p>mergesortTopDownInsertionSort_X_320</text:p>
          </table:table-cell>
          <table:table-cell table:style-name="ce12" office:value-type="string" calcext:value-type="string">
            <text:p>M Td e I x &lt; 320</text:p>
          </table:table-cell>
          <table:table-cell table:style-name="ce25" table:formula="of:= [.N80]" office:value-type="float" office:value="10.7926" calcext:value-type="float">
            <text:p>10,793</text:p>
          </table:table-cell>
          <table:table-cell table:style-name="ce25" table:formula="of:= [.O80]" office:value-type="float" office:value="0.0127906215642556" calcext:value-type="float">
            <text:p>0,013</text:p>
          </table:table-cell>
          <table:table-cell table:style-name="ce25" table:formula="of:= [.P80]" office:value-type="float" office:value="0.00404474968323134" calcext:value-type="float">
            <text:p>0,004</text:p>
          </table:table-cell>
          <table:table-cell/>
        </table:table-row>
        <table:table-row table:style-name="ro1">
          <table:table-cell table:number-columns-repeated="16"/>
          <table:table-cell table:style-name="ce18" office:value-type="float" office:value="9" calcext:value-type="float">
            <text:p>9</text:p>
          </table:table-cell>
          <table:table-cell table:style-name="ce11" table:formula="of:= [.E89]" office:value-type="string" office:string-value="mergesortTopDownInsertionSort_X_640" calcext:value-type="string">
            <text:p>mergesortTopDownInsertionSort_X_640</text:p>
          </table:table-cell>
          <table:table-cell table:style-name="ce11" office:value-type="string" calcext:value-type="string">
            <text:p>M Td e I x &lt; 640</text:p>
          </table:table-cell>
          <table:table-cell table:style-name="ce24" table:formula="of:= [.N91]" office:value-type="float" office:value="10.1271" calcext:value-type="float">
            <text:p>10,127</text:p>
          </table:table-cell>
          <table:table-cell table:style-name="ce24" table:formula="of:= [.O91]" office:value-type="float" office:value="0.0560108124482328" calcext:value-type="float">
            <text:p>0,056</text:p>
          </table:table-cell>
          <table:table-cell table:style-name="ce24" table:formula="of:= [.P91]" office:value-type="float" office:value="0.0177121740932928" calcext:value-type="float">
            <text:p>0,0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393" calcext:value-type="float">
            <text:p>17393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226" calcext:value-type="float">
            <text:p>17226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12:.J21])" office:value-type="float" office:value="17255.6" calcext:value-type="float">
            <text:p>17255,600</text:p>
          </table:table-cell>
          <table:table-cell table:style-name="ce6" table:formula="of:=STDEV([.J12:.J21])" office:value-type="float" office:value="67.0525498728008" calcext:value-type="float">
            <text:p>67,053</text:p>
          </table:table-cell>
          <table:table-cell table:style-name="ce6" table:formula="of:=[.O13]/SQRT(10)" office:value-type="float" office:value="21.2038780520084" calcext:value-type="float">
            <text:p>21,20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225" calcext:value-type="float">
            <text:p>17225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13]/1000" office:value-type="float" office:value="17.2556" calcext:value-type="float">
            <text:p>17,256</text:p>
          </table:table-cell>
          <table:table-cell table:style-name="ce6" table:formula="of:=[.O13]/1000" office:value-type="float" office:value="0.0670525498728008" calcext:value-type="float">
            <text:p>0,067</text:p>
          </table:table-cell>
          <table:table-cell table:style-name="ce6" table:formula="of:=[.P13]/1000" office:value-type="float" office:value="0.0212038780520084" calcext:value-type="float">
            <text:p>0,02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221" calcext:value-type="float">
            <text:p>1722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221" calcext:value-type="float">
            <text:p>1722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226" calcext:value-type="float">
            <text:p>1722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221" calcext:value-type="float">
            <text:p>1722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198" calcext:value-type="float">
            <text:p>1719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260" calcext:value-type="float">
            <text:p>1726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7365" calcext:value-type="float">
            <text:p>17365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795" calcext:value-type="float">
            <text:p>15795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757" calcext:value-type="float">
            <text:p>15757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23:.J32])" office:value-type="float" office:value="15787" calcext:value-type="float">
            <text:p>15787,000</text:p>
          </table:table-cell>
          <table:table-cell table:style-name="ce6" table:formula="of:=STDEV([.J23:.J32])" office:value-type="float" office:value="36.2246079650591" calcext:value-type="float">
            <text:p>36,225</text:p>
          </table:table-cell>
          <table:table-cell table:style-name="ce6" table:formula="of:=[.O24]/SQRT(10)" office:value-type="float" office:value="11.4552268516264" calcext:value-type="float">
            <text:p>11,45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757" calcext:value-type="float">
            <text:p>15757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24]/1000" office:value-type="float" office:value="15.787" calcext:value-type="float">
            <text:p>15,787</text:p>
          </table:table-cell>
          <table:table-cell table:style-name="ce6" table:formula="of:=[.O24]/1000" office:value-type="float" office:value="0.0362246079650591" calcext:value-type="float">
            <text:p>0,036</text:p>
          </table:table-cell>
          <table:table-cell table:style-name="ce6" table:formula="of:=[.P24]/1000" office:value-type="float" office:value="0.0114552268516264" calcext:value-type="float">
            <text:p>0,0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798" calcext:value-type="float">
            <text:p>1579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758" calcext:value-type="float">
            <text:p>15758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802" calcext:value-type="float">
            <text:p>15802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858" calcext:value-type="float">
            <text:p>1585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826" calcext:value-type="float">
            <text:p>15826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741" calcext:value-type="float">
            <text:p>1574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778" calcext:value-type="float">
            <text:p>15778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4422" calcext:value-type="float">
            <text:p>14422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4380" calcext:value-type="float">
            <text:p>14380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34:.J43])" office:value-type="float" office:value="14412.9" calcext:value-type="float">
            <text:p>14412,900</text:p>
          </table:table-cell>
          <table:table-cell table:style-name="ce6" table:formula="of:=STDEV([.J34:.J43])" office:value-type="float" office:value="79.1418557612426" calcext:value-type="float">
            <text:p>79,142</text:p>
          </table:table-cell>
          <table:table-cell table:style-name="ce6" table:formula="of:=[.O35]/SQRT(10)" office:value-type="float" office:value="25.0268522458046" calcext:value-type="float">
            <text:p>25,02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4380" calcext:value-type="float">
            <text:p>14380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35]/1000" office:value-type="float" office:value="14.4129" calcext:value-type="float">
            <text:p>14,413</text:p>
          </table:table-cell>
          <table:table-cell table:style-name="ce6" table:formula="of:=[.O35]/1000" office:value-type="float" office:value="0.0791418557612426" calcext:value-type="float">
            <text:p>0,079</text:p>
          </table:table-cell>
          <table:table-cell table:style-name="ce6" table:formula="of:=[.P35]/1000" office:value-type="float" office:value="0.0250268522458046" calcext:value-type="float">
            <text:p>0,02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4630" calcext:value-type="float">
            <text:p>1463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4424" calcext:value-type="float">
            <text:p>1442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4379" calcext:value-type="float">
            <text:p>1437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4387" calcext:value-type="float">
            <text:p>1438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4363" calcext:value-type="float">
            <text:p>14363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4364" calcext:value-type="float">
            <text:p>1436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4400" calcext:value-type="float">
            <text:p>14400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330" calcext:value-type="float">
            <text:p>13330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45:.J54])" office:value-type="float" office:value="13311.5" calcext:value-type="float">
            <text:p>13311,500</text:p>
          </table:table-cell>
          <table:table-cell table:style-name="ce6" table:formula="of:=STDEV([.J45:.J54])" office:value-type="float" office:value="25.5005446564927" calcext:value-type="float">
            <text:p>25,501</text:p>
          </table:table-cell>
          <table:table-cell table:style-name="ce6" table:formula="of:=[.O46]/SQRT(10)" office:value-type="float" office:value="8.0639802689353" calcext:value-type="float">
            <text:p>8,06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346" calcext:value-type="float">
            <text:p>13346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46]/1000" office:value-type="float" office:value="13.3115" calcext:value-type="float">
            <text:p>13,312</text:p>
          </table:table-cell>
          <table:table-cell table:style-name="ce6" table:formula="of:=[.O46]/1000" office:value-type="float" office:value="0.0255005446564927" calcext:value-type="float">
            <text:p>0,026</text:p>
          </table:table-cell>
          <table:table-cell table:style-name="ce6" table:formula="of:=[.P46]/1000" office:value-type="float" office:value="0.0080639802689353" calcext:value-type="float">
            <text:p>0,00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297" calcext:value-type="float">
            <text:p>1329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295" calcext:value-type="float">
            <text:p>1329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294" calcext:value-type="float">
            <text:p>1329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294" calcext:value-type="float">
            <text:p>1329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302" calcext:value-type="float">
            <text:p>13302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280" calcext:value-type="float">
            <text:p>1328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320" calcext:value-type="float">
            <text:p>13320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335" calcext:value-type="float">
            <text:p>12335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297" calcext:value-type="float">
            <text:p>12297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56:.J65])" office:value-type="float" office:value="12331.6" calcext:value-type="float">
            <text:p>12331,600</text:p>
          </table:table-cell>
          <table:table-cell table:style-name="ce6" table:formula="of:=STDEV([.J56:.J65])" office:value-type="float" office:value="78.4066323725232" calcext:value-type="float">
            <text:p>78,407</text:p>
          </table:table-cell>
          <table:table-cell table:style-name="ce6" table:formula="of:=[.O57]/SQRT(10)" office:value-type="float" office:value="24.7943541960665" calcext:value-type="float">
            <text:p>24,79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292" calcext:value-type="float">
            <text:p>12292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57]/1000" office:value-type="float" office:value="12.3316" calcext:value-type="float">
            <text:p>12,332</text:p>
          </table:table-cell>
          <table:table-cell table:style-name="ce6" table:formula="of:=[.O57]/1000" office:value-type="float" office:value="0.0784066323725232" calcext:value-type="float">
            <text:p>0,078</text:p>
          </table:table-cell>
          <table:table-cell table:style-name="ce6" table:formula="of:=[.P57]/1000" office:value-type="float" office:value="0.0247943541960665" calcext:value-type="float">
            <text:p>0,02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291" calcext:value-type="float">
            <text:p>1229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295" calcext:value-type="float">
            <text:p>1229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293" calcext:value-type="float">
            <text:p>1229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280" calcext:value-type="float">
            <text:p>1228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539" calcext:value-type="float">
            <text:p>12539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378" calcext:value-type="float">
            <text:p>1237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316" calcext:value-type="float">
            <text:p>12316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509" calcext:value-type="float">
            <text:p>11509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508" calcext:value-type="float">
            <text:p>11508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67:.J76])" office:value-type="float" office:value="11535.3" calcext:value-type="float">
            <text:p>11535,300</text:p>
          </table:table-cell>
          <table:table-cell table:style-name="ce6" table:formula="of:=STDEV([.J67:.J76])" office:value-type="float" office:value="57.5442824652845" calcext:value-type="float">
            <text:p>57,544</text:p>
          </table:table-cell>
          <table:table-cell table:style-name="ce6" table:formula="of:=[.O68]/SQRT(10)" office:value-type="float" office:value="18.1970998910388" calcext:value-type="float">
            <text:p>18,19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507" calcext:value-type="float">
            <text:p>11507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68]/1000" office:value-type="float" office:value="11.5353" calcext:value-type="float">
            <text:p>11,535</text:p>
          </table:table-cell>
          <table:table-cell table:style-name="ce6" table:formula="of:=[.O68]/1000" office:value-type="float" office:value="0.0575442824652845" calcext:value-type="float">
            <text:p>0,058</text:p>
          </table:table-cell>
          <table:table-cell table:style-name="ce6" table:formula="of:=[.P68]/1000" office:value-type="float" office:value="0.0181970998910388" calcext:value-type="float">
            <text:p>0,01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513" calcext:value-type="float">
            <text:p>1151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511" calcext:value-type="float">
            <text:p>1151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510" calcext:value-type="float">
            <text:p>1151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495" calcext:value-type="float">
            <text:p>1149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682" calcext:value-type="float">
            <text:p>11682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587" calcext:value-type="float">
            <text:p>1158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531" calcext:value-type="float">
            <text:p>11531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786" calcext:value-type="float">
            <text:p>10786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785" calcext:value-type="float">
            <text:p>10785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78:.J87])" office:value-type="float" office:value="10792.6" calcext:value-type="float">
            <text:p>10792,600</text:p>
          </table:table-cell>
          <table:table-cell table:style-name="ce6" table:formula="of:=STDEV([.J78:.J87])" office:value-type="float" office:value="12.7906215642556" calcext:value-type="float">
            <text:p>12,791</text:p>
          </table:table-cell>
          <table:table-cell table:style-name="ce6" table:formula="of:=[.O79]/SQRT(10)" office:value-type="float" office:value="4.04474968323134" calcext:value-type="float">
            <text:p>4,04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795" calcext:value-type="float">
            <text:p>10795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79]/1000" office:value-type="float" office:value="10.7926" calcext:value-type="float">
            <text:p>10,793</text:p>
          </table:table-cell>
          <table:table-cell table:style-name="ce6" table:formula="of:=[.O79]/1000" office:value-type="float" office:value="0.0127906215642556" calcext:value-type="float">
            <text:p>0,013</text:p>
          </table:table-cell>
          <table:table-cell table:style-name="ce6" table:formula="of:=[.P79]/1000" office:value-type="float" office:value="0.00404474968323134" calcext:value-type="float">
            <text:p>0,00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786" calcext:value-type="float">
            <text:p>1078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786" calcext:value-type="float">
            <text:p>1078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785" calcext:value-type="float">
            <text:p>1078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809" calcext:value-type="float">
            <text:p>1080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774" calcext:value-type="float">
            <text:p>10774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810" calcext:value-type="float">
            <text:p>1081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810" calcext:value-type="float">
            <text:p>10810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233" calcext:value-type="float">
            <text:p>10233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096" calcext:value-type="float">
            <text:p>10096</text:p>
          </table:table-cell>
          <table:table-cell table:number-columns-repeated="2"/>
          <table:table-cell table:style-name="ce5" office:value-type="string" calcext:value-type="string">
            <text:p>s</text:p>
          </table:table-cell>
          <table:table-cell table:style-name="ce6" table:formula="of:=AVERAGE([.J89:.J98])" office:value-type="float" office:value="10127.1" calcext:value-type="float">
            <text:p>10127,100</text:p>
          </table:table-cell>
          <table:table-cell table:style-name="ce6" table:formula="of:=STDEV([.J89:.J98])" office:value-type="float" office:value="56.0108124482328" calcext:value-type="float">
            <text:p>56,011</text:p>
          </table:table-cell>
          <table:table-cell table:style-name="ce6" table:formula="of:=[.O90]/SQRT(10)" office:value-type="float" office:value="17.7121740932928" calcext:value-type="float">
            <text:p>17,71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095" calcext:value-type="float">
            <text:p>10095</text:p>
          </table:table-cell>
          <table:table-cell table:number-columns-repeated="2"/>
          <table:table-cell table:style-name="ce5" office:value-type="string" calcext:value-type="string">
            <text:p>ms</text:p>
          </table:table-cell>
          <table:table-cell table:style-name="ce6" table:formula="of:=[.N90]/1000" office:value-type="float" office:value="10.1271" calcext:value-type="float">
            <text:p>10,127</text:p>
          </table:table-cell>
          <table:table-cell table:style-name="ce6" table:formula="of:=[.O90]/1000" office:value-type="float" office:value="0.0560108124482328" calcext:value-type="float">
            <text:p>0,056</text:p>
          </table:table-cell>
          <table:table-cell table:style-name="ce6" table:formula="of:=[.P90]/1000" office:value-type="float" office:value="0.0177121740932928" calcext:value-type="float">
            <text:p>0,01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123" calcext:value-type="float">
            <text:p>1012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130" calcext:value-type="float">
            <text:p>1013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092" calcext:value-type="float">
            <text:p>10092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080" calcext:value-type="float">
            <text:p>1008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082" calcext:value-type="float">
            <text:p>10082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116" calcext:value-type="float">
            <text:p>1011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224" calcext:value-type="float">
            <text:p>10224</text:p>
          </table:table-cell>
          <table:table-cell table:number-columns-repeated="13"/>
        </table:table-row>
        <table:table-row table:style-name="ro1" table:number-rows-repeated="104847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5:59:16.5781778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1T16:04:04.099194014</dc:date>
    <dc:creator>João Batista</dc:creator>
    <meta:editing-duration>PT1H13M13S</meta:editing-duration>
    <meta:editing-cycles>15</meta:editing-cycles>
    <meta:generator>LibreOffice/7.1.1.2$Linux_X86_64 LibreOffice_project/10$Build-2</meta:generator>
    <meta:document-statistic meta:table-count="3" meta:cell-count="3210" meta:object-count="13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gradient-name="Pastel_20_Bouquet" draw:fill-hatch-name="Preto_5f_5f_5f_5f_5f_5f_5f_5f_5f_5f_5f_5f_5f_5f_5f_5f_5f_5f_5f_5f_5f_5f_5f_5f_5f_5f_5f_5f_5f_5f_5f_2c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graus" draw:fill-image-name="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porcento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decrescent.V3:decrescent.V11" chart:error-lower-range="decrescent.V3:decrescent.V11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decrescent.V3:decrescent.V11" chart:error-lower-range="decrescent.V3:decrescent.V11"/>
      <style:graphic-properties draw:stroke="none" draw:fill="gradient" draw:fill-color="#004586" draw:fill-gradient-name="Buquê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on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astel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decrescent.V3:decrescent.V11" chart:error-lower-range="decrescent.V3:decrescent.V11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  <style:graphic-properties draw:fill="solid" draw:fill-color="#7e0021"/>
    </style:style>
    <style:style style:name="ch10" style:family="chart">
      <style:chart-properties chart:solid-type="cuboid"/>
      <style:graphic-properties draw:fill="solid"/>
    </style:style>
    <style:style style:name="ch11" style:family="chart">
      <style:chart-properties chart:solid-type="cuboid"/>
      <style:graphic-properties draw:fill="solid" draw:fill-color="#376092"/>
    </style:style>
    <style:style style:name="ch12" style:family="chart">
      <style:chart-properties chart:solid-type="cuboid"/>
      <style:graphic-properties draw:fill="solid" draw:fill-color="#ff420e"/>
    </style:style>
    <style:style style:name="ch13" style:family="chart">
      <style:chart-properties chart:solid-type="cuboid"/>
      <style:graphic-properties draw:fill="solid" draw:fill-color="#ffff00"/>
    </style:style>
    <style:style style:name="ch14" style:family="chart">
      <style:chart-properties chart:solid-type="cuboid"/>
      <style:graphic-properties draw:fill="solid" draw:fill-color="#81d41a"/>
    </style:style>
    <style:style style:name="ch15" style:family="chart">
      <style:chart-properties chart:solid-type="cuboid"/>
      <style:graphic-properties draw:fill="solid" draw:fill-color="#28471f"/>
    </style:style>
    <style:style style:name="ch16" style:family="chart">
      <style:chart-properties chart:solid-type="cuboid"/>
      <style:graphic-properties draw:fill="solid" draw:fill-color="#f10d0c"/>
    </style:style>
    <style:style style:name="ch17" style:family="chart">
      <style:chart-properties chart:solid-type="cuboid"/>
      <style:graphic-properties draw:fill="solid" draw:fill-color="#808080" draw:fill-gradient-name="Pastel_20_Bouquet" draw:fill-hatch-name="Pret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us" draw:fill-image-name="Branc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ntado"/>
    </style:style>
    <style:style style:name="ch18" style:family="chart">
      <style:graphic-properties draw:stroke="solid" svg:stroke-color="#b3b3b3" draw:fill="solid" draw:fill-color="#eeeeee" draw:fill-gradient-name="Pastel_20_Bouquet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825cm" svg:height="9.988cm" xlink:href=".." xlink:type="simple" chart:class="chart:bar" chart:style-name="ch1">
        <chart:plot-area chart:style-name="ch2" table:cell-range-address="decrescent.S3:decrescent.T11" chart:data-source-has-labels="column" svg:x="1.367cm" svg:y="0.199cm" svg:width="16.102cm" svg:height="9.59cm">
          <chart:coordinate-region svg:x="1.988cm" svg:y="0.199cm" svg:width="15.481cm" svg:height="7.046cm"/>
          <chart:axis chart:dimension="x" chart:name="primary-x" chart:style-name="ch3" chartooo:axis-type="auto">
            <chartooo:date-scale/>
            <chart:categories table:cell-range-address="decrescent.S3:decrescent.S11"/>
          </chart:axis>
          <chart:axis chart:dimension="y" chart:name="primary-y" chart:style-name="ch4">
            <chart:title svg:x="0.615cm" svg:y="6.016cm" chart:style-name="ch5">
              <text:p>Tempo em segundos</text:p>
            </chart:title>
            <chart:grid chart:style-name="ch6" chart:class="major"/>
          </chart:axis>
          <chart:series chart:style-name="ch7" chart:values-cell-range-address="decrescent.T3:decrescent.T11" chart:class="chart:bar">
            <chart:error-indicator chart:style-name="ch8" chart:dimension="y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T</text:p>
              </table:table-cell>
              <table:table-cell office:value-type="string">
                <text:p>Coluna V</text:p>
              </table:table-cell>
              <table:table-cell office:value-type="string">
                <text:p>Coluna V</text:p>
              </table:table-cell>
            </table:table-row>
          </table:table-header-rows>
          <table:table-rows>
            <table:table-row>
              <table:table-cell office:value-type="string">
                <text:p>M Td</text:p>
                <draw:g>
                  <svg:desc>decrescent.S3:decrescent.S11</svg:desc>
                </draw:g>
              </table:table-cell>
              <table:table-cell office:value-type="float" office:value="20.2265">
                <text:p>20.2265</text:p>
                <draw:g>
                  <svg:desc>decrescent.T3:decrescent.T11</svg:desc>
                </draw:g>
              </table:table-cell>
              <table:table-cell office:value-type="float" office:value="0.0559831819984061">
                <text:p>0.0559831819984061</text:p>
                <draw:g>
                  <svg:desc>decrescent.V3:decrescent.V11</svg:desc>
                </draw:g>
              </table:table-cell>
              <table:table-cell office:value-type="float" office:value="0.0559831819984061">
                <text:p>0.0559831819984061</text:p>
                <draw:g>
                  <svg:desc>decrescent.V3:decrescent.V11</svg:desc>
                </draw:g>
              </table:table-cell>
            </table:table-row>
            <table:table-row>
              <table:table-cell office:value-type="string">
                <text:p>M Bu</text:p>
              </table:table-cell>
              <table:table-cell office:value-type="float" office:value="17.7344">
                <text:p>17.7344</text:p>
              </table:table-cell>
              <table:table-cell office:value-type="float" office:value="0.0570666666666667">
                <text:p>0.0570666666666667</text:p>
              </table:table-cell>
              <table:table-cell office:value-type="float" office:value="0.0570666666666667">
                <text:p>0.0570666666666667</text:p>
              </table:table-cell>
            </table:table-row>
            <table:table-row>
              <table:table-cell office:value-type="string">
                <text:p>M Td e I x &lt; 10</text:p>
              </table:table-cell>
              <table:table-cell office:value-type="float" office:value="17.8564">
                <text:p>17.8564</text:p>
              </table:table-cell>
              <table:table-cell office:value-type="float" office:value="0.0572563824680999">
                <text:p>0.0572563824680999</text:p>
              </table:table-cell>
              <table:table-cell office:value-type="float" office:value="0.0572563824680999">
                <text:p>0.0572563824680999</text:p>
              </table:table-cell>
            </table:table-row>
            <table:table-row>
              <table:table-cell office:value-type="string">
                <text:p>M Td e I x &lt; 20</text:p>
              </table:table-cell>
              <table:table-cell office:value-type="float" office:value="17.2008">
                <text:p>17.2008</text:p>
              </table:table-cell>
              <table:table-cell office:value-type="float" office:value="0.0431861088777398">
                <text:p>0.0431861088777398</text:p>
              </table:table-cell>
              <table:table-cell office:value-type="float" office:value="0.0431861088777398">
                <text:p>0.0431861088777398</text:p>
              </table:table-cell>
            </table:table-row>
            <table:table-row>
              <table:table-cell office:value-type="string">
                <text:p>M Td e I x &lt; 40</text:p>
              </table:table-cell>
              <table:table-cell office:value-type="float" office:value="18.3959">
                <text:p>18.3959</text:p>
              </table:table-cell>
              <table:table-cell office:value-type="float" office:value="0.0519209762791281">
                <text:p>0.0519209762791281</text:p>
              </table:table-cell>
              <table:table-cell office:value-type="float" office:value="0.0519209762791281">
                <text:p>0.0519209762791281</text:p>
              </table:table-cell>
            </table:table-row>
            <table:table-row>
              <table:table-cell office:value-type="string">
                <text:p>M Td e I x &lt; 80</text:p>
              </table:table-cell>
              <table:table-cell office:value-type="float" office:value="21.8622">
                <text:p>21.8622</text:p>
              </table:table-cell>
              <table:table-cell office:value-type="float" office:value="0.0574946954074895">
                <text:p>0.0574946954074895</text:p>
              </table:table-cell>
              <table:table-cell office:value-type="float" office:value="0.0574946954074895">
                <text:p>0.0574946954074895</text:p>
              </table:table-cell>
            </table:table-row>
            <table:table-row>
              <table:table-cell office:value-type="string">
                <text:p>M Td e I x &lt; 160</text:p>
              </table:table-cell>
              <table:table-cell office:value-type="float" office:value="29.6574">
                <text:p>29.6574</text:p>
              </table:table-cell>
              <table:table-cell office:value-type="float" office:value="0.0878033408627865">
                <text:p>0.0878033408627865</text:p>
              </table:table-cell>
              <table:table-cell office:value-type="float" office:value="0.0878033408627865">
                <text:p>0.0878033408627865</text:p>
              </table:table-cell>
            </table:table-row>
            <table:table-row>
              <table:table-cell office:value-type="string">
                <text:p>M Td e I x &lt; 320</text:p>
              </table:table-cell>
              <table:table-cell office:value-type="float" office:value="46.5767">
                <text:p>46.5767</text:p>
              </table:table-cell>
              <table:table-cell office:value-type="float" office:value="0.10550945718539">
                <text:p>0.10550945718539</text:p>
              </table:table-cell>
              <table:table-cell office:value-type="float" office:value="0.10550945718539">
                <text:p>0.10550945718539</text:p>
              </table:table-cell>
            </table:table-row>
            <table:table-row>
              <table:table-cell office:value-type="string">
                <text:p>M Td e I x &lt; 640</text:p>
              </table:table-cell>
              <table:table-cell office:value-type="float" office:value="80.786">
                <text:p>80.786</text:p>
              </table:table-cell>
              <table:table-cell office:value-type="float" office:value="0.193178098597584">
                <text:p>0.193178098597584</text:p>
              </table:table-cell>
              <table:table-cell office:value-type="float" office:value="0.193178098597584">
                <text:p>0.1931780985975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2a6099" draw:end-color="#ffd7d7" draw:start-intensity="100%" draw:end-intensity="100%" draw:angle="30deg" draw:border="0%"/>
    <draw:gradient draw:name="ChartGradient_20_10" draw:display-name="ChartGradient 10" draw:style="linear" draw:start-color="#dde8cb" draw:end-color="#ff0000" draw:start-intensity="100%" draw:end-intensity="100%" draw:angle="23deg" draw:border="0%"/>
    <draw:gradient draw:name="ChartGradient_20_11" draw:display-name="ChartGradient 11" draw:style="linear" draw:start-color="#dde8cb" draw:end-color="#ff0000" draw:start-intensity="100%" draw:end-intensity="100%" draw:angle="22deg" draw:border="0%"/>
    <draw:gradient draw:name="ChartGradient_20_2" draw:display-name="ChartGradient 2" draw:style="linear" draw:start-color="#eeeeee" draw:end-color="#ffd7d7" draw:start-intensity="100%" draw:end-intensity="100%" draw:angle="30deg" draw:border="0%"/>
    <draw:gradient draw:name="ChartGradient_20_3" draw:display-name="ChartGradient 3" draw:style="linear" draw:start-color="#dde8cb" draw:end-color="#ff0000" draw:start-intensity="100%" draw:end-intensity="100%" draw:angle="30deg" draw:border="0%"/>
    <draw:gradient draw:name="ChartGradient_20_4" draw:display-name="ChartGradient 4" draw:style="linear" draw:start-color="#dde8cb" draw:end-color="#ff0000" draw:start-intensity="100%" draw:end-intensity="100%" draw:angle="29deg" draw:border="0%"/>
    <draw:gradient draw:name="ChartGradient_20_5" draw:display-name="ChartGradient 5" draw:style="linear" draw:start-color="#dde8cb" draw:end-color="#ff0000" draw:start-intensity="100%" draw:end-intensity="100%" draw:angle="28deg" draw:border="0%"/>
    <draw:gradient draw:name="ChartGradient_20_6" draw:display-name="ChartGradient 6" draw:style="linear" draw:start-color="#dde8cb" draw:end-color="#ff0000" draw:start-intensity="100%" draw:end-intensity="100%" draw:angle="27deg" draw:border="0%"/>
    <draw:gradient draw:name="ChartGradient_20_7" draw:display-name="ChartGradient 7" draw:style="linear" draw:start-color="#dde8cb" draw:end-color="#ff0000" draw:start-intensity="100%" draw:end-intensity="100%" draw:angle="26deg" draw:border="0%"/>
    <draw:gradient draw:name="ChartGradient_20_8" draw:display-name="ChartGradient 8" draw:style="linear" draw:start-color="#dde8cb" draw:end-color="#ff0000" draw:start-intensity="100%" draw:end-intensity="100%" draw:angle="25deg" draw:border="0%"/>
    <draw:gradient draw:name="ChartGradient_20_9" draw:display-name="ChartGradient 9" draw:style="linear" draw:start-color="#dde8cb" draw:end-color="#ff0000" draw:start-intensity="100%" draw:end-intensity="100%" draw:angle="24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B0BE7AAD9E94A6C1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decrescent.V3:decrescent.V11" chart:error-lower-range="decrescent.V3:decrescent.V11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decrescent.V3:decrescent.V11" chart:error-lower-range="decrescent.V3:decrescent.V11"/>
      <style:graphic-properties draw:stroke="none" draw:fill="gradient" draw:fill-color="#004586" draw:fill-gradient-name="Buquê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on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astel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decrescent.V3:decrescent.V11" chart:error-lower-range="decrescent.V3:decrescent.V11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  <style:graphic-properties draw:fill="solid" draw:fill-color="#7e0021"/>
    </style:style>
    <style:style style:name="ch10" style:family="chart">
      <style:chart-properties chart:solid-type="cuboid"/>
      <style:graphic-properties draw:fill="solid"/>
    </style:style>
    <style:style style:name="ch11" style:family="chart">
      <style:chart-properties chart:solid-type="cuboid"/>
      <style:graphic-properties draw:fill="solid" draw:fill-color="#376092"/>
    </style:style>
    <style:style style:name="ch12" style:family="chart">
      <style:chart-properties chart:solid-type="cuboid"/>
      <style:graphic-properties draw:fill="solid" draw:fill-color="#ff420e"/>
    </style:style>
    <style:style style:name="ch13" style:family="chart">
      <style:chart-properties chart:solid-type="cuboid"/>
      <style:graphic-properties draw:fill="solid" draw:fill-color="#ffff00"/>
    </style:style>
    <style:style style:name="ch14" style:family="chart">
      <style:chart-properties chart:solid-type="cuboid"/>
      <style:graphic-properties draw:fill="solid" draw:fill-color="#81d41a"/>
    </style:style>
    <style:style style:name="ch15" style:family="chart">
      <style:chart-properties chart:solid-type="cuboid"/>
      <style:graphic-properties draw:fill="solid" draw:fill-color="#28471f"/>
    </style:style>
    <style:style style:name="ch16" style:family="chart">
      <style:chart-properties chart:solid-type="cuboid"/>
      <style:graphic-properties draw:fill="solid" draw:fill-color="#f10d0c"/>
    </style:style>
    <style:style style:name="ch17" style:family="chart">
      <style:chart-properties chart:solid-type="cuboid"/>
      <style:graphic-properties draw:fill="solid" draw:fill-color="#808080" draw:fill-gradient-name="Pastel_20_Bouquet" draw:fill-hatch-name="Pret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us" draw:fill-image-name="Branc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ntado"/>
    </style:style>
    <style:style style:name="ch18" style:family="chart">
      <style:graphic-properties draw:stroke="solid" svg:stroke-color="#b3b3b3" draw:fill="solid" draw:fill-color="#eeeeee" draw:fill-gradient-name="Pastel_20_Bouquet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17cm" svg:height="10.5cm" xlink:href=".." xlink:type="simple" chart:class="chart:bar" chart:style-name="ch1">
        <chart:plot-area chart:style-name="ch2" table:cell-range-address="decrescent.S3:decrescent.T11" chart:data-source-has-labels="column" svg:x="1.375cm" svg:y="0.21cm" svg:width="16.478cm" svg:height="10.08cm">
          <chart:coordinate-region svg:x="1.996cm" svg:y="0.21cm" svg:width="15.857cm" svg:height="7.537cm"/>
          <chart:axis chart:dimension="x" chart:name="primary-x" chart:style-name="ch3" chartooo:axis-type="auto">
            <chartooo:date-scale/>
            <chart:categories table:cell-range-address="decrescent.S3:decrescent.S11"/>
          </chart:axis>
          <chart:axis chart:dimension="y" chart:name="primary-y" chart:style-name="ch4">
            <chart:title svg:x="0.644cm" svg:y="6.054cm" chart:style-name="ch5">
              <text:p>Tempo em segundos</text:p>
            </chart:title>
            <chart:grid chart:style-name="ch6" chart:class="major"/>
          </chart:axis>
          <chart:series chart:style-name="ch7" chart:values-cell-range-address="decrescent.T3:decrescent.T11" chart:class="chart:bar">
            <chart:error-indicator chart:style-name="ch8" chart:dimension="y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T</text:p>
              </table:table-cell>
              <table:table-cell office:value-type="string">
                <text:p>Coluna V</text:p>
              </table:table-cell>
              <table:table-cell office:value-type="string">
                <text:p>Coluna V</text:p>
              </table:table-cell>
            </table:table-row>
          </table:table-header-rows>
          <table:table-rows>
            <table:table-row>
              <table:table-cell office:value-type="string">
                <text:p>M Td</text:p>
                <draw:g>
                  <svg:desc>decrescent.S3:decrescent.S11</svg:desc>
                </draw:g>
              </table:table-cell>
              <table:table-cell office:value-type="float" office:value="20.2265">
                <text:p>20.2265</text:p>
                <draw:g>
                  <svg:desc>decrescent.T3:decrescent.T11</svg:desc>
                </draw:g>
              </table:table-cell>
              <table:table-cell office:value-type="float" office:value="0.0559831819984061">
                <text:p>0.0559831819984061</text:p>
                <draw:g>
                  <svg:desc>decrescent.V3:decrescent.V11</svg:desc>
                </draw:g>
              </table:table-cell>
              <table:table-cell office:value-type="float" office:value="0.0559831819984061">
                <text:p>0.0559831819984061</text:p>
                <draw:g>
                  <svg:desc>decrescent.V3:decrescent.V11</svg:desc>
                </draw:g>
              </table:table-cell>
            </table:table-row>
            <table:table-row>
              <table:table-cell office:value-type="string">
                <text:p>M Bu</text:p>
              </table:table-cell>
              <table:table-cell office:value-type="float" office:value="17.7344">
                <text:p>17.7344</text:p>
              </table:table-cell>
              <table:table-cell office:value-type="float" office:value="0.0570666666666667">
                <text:p>0.0570666666666667</text:p>
              </table:table-cell>
              <table:table-cell office:value-type="float" office:value="0.0570666666666667">
                <text:p>0.0570666666666667</text:p>
              </table:table-cell>
            </table:table-row>
            <table:table-row>
              <table:table-cell office:value-type="string">
                <text:p>M Td e I x &lt; 10</text:p>
              </table:table-cell>
              <table:table-cell office:value-type="float" office:value="17.8564">
                <text:p>17.8564</text:p>
              </table:table-cell>
              <table:table-cell office:value-type="float" office:value="0.0572563824680999">
                <text:p>0.0572563824680999</text:p>
              </table:table-cell>
              <table:table-cell office:value-type="float" office:value="0.0572563824680999">
                <text:p>0.0572563824680999</text:p>
              </table:table-cell>
            </table:table-row>
            <table:table-row>
              <table:table-cell office:value-type="string">
                <text:p>M Td e I x &lt; 20</text:p>
              </table:table-cell>
              <table:table-cell office:value-type="float" office:value="17.2008">
                <text:p>17.2008</text:p>
              </table:table-cell>
              <table:table-cell office:value-type="float" office:value="0.0431861088777398">
                <text:p>0.0431861088777398</text:p>
              </table:table-cell>
              <table:table-cell office:value-type="float" office:value="0.0431861088777398">
                <text:p>0.0431861088777398</text:p>
              </table:table-cell>
            </table:table-row>
            <table:table-row>
              <table:table-cell office:value-type="string">
                <text:p>M Td e I x &lt; 40</text:p>
              </table:table-cell>
              <table:table-cell office:value-type="float" office:value="18.3959">
                <text:p>18.3959</text:p>
              </table:table-cell>
              <table:table-cell office:value-type="float" office:value="0.0519209762791281">
                <text:p>0.0519209762791281</text:p>
              </table:table-cell>
              <table:table-cell office:value-type="float" office:value="0.0519209762791281">
                <text:p>0.0519209762791281</text:p>
              </table:table-cell>
            </table:table-row>
            <table:table-row>
              <table:table-cell office:value-type="string">
                <text:p>M Td e I x &lt; 80</text:p>
              </table:table-cell>
              <table:table-cell office:value-type="float" office:value="21.8622">
                <text:p>21.8622</text:p>
              </table:table-cell>
              <table:table-cell office:value-type="float" office:value="0.0574946954074895">
                <text:p>0.0574946954074895</text:p>
              </table:table-cell>
              <table:table-cell office:value-type="float" office:value="0.0574946954074895">
                <text:p>0.0574946954074895</text:p>
              </table:table-cell>
            </table:table-row>
            <table:table-row>
              <table:table-cell office:value-type="string">
                <text:p>M Td e I x &lt; 160</text:p>
              </table:table-cell>
              <table:table-cell office:value-type="float" office:value="29.6574">
                <text:p>29.6574</text:p>
              </table:table-cell>
              <table:table-cell office:value-type="float" office:value="0.0878033408627865">
                <text:p>0.0878033408627865</text:p>
              </table:table-cell>
              <table:table-cell office:value-type="float" office:value="0.0878033408627865">
                <text:p>0.0878033408627865</text:p>
              </table:table-cell>
            </table:table-row>
            <table:table-row>
              <table:table-cell office:value-type="string">
                <text:p>M Td e I x &lt; 320</text:p>
              </table:table-cell>
              <table:table-cell office:value-type="float" office:value="46.5767">
                <text:p>46.5767</text:p>
              </table:table-cell>
              <table:table-cell office:value-type="float" office:value="0.10550945718539">
                <text:p>0.10550945718539</text:p>
              </table:table-cell>
              <table:table-cell office:value-type="float" office:value="0.10550945718539">
                <text:p>0.10550945718539</text:p>
              </table:table-cell>
            </table:table-row>
            <table:table-row>
              <table:table-cell office:value-type="string">
                <text:p>M Td e I x &lt; 640</text:p>
              </table:table-cell>
              <table:table-cell office:value-type="float" office:value="80.786">
                <text:p>80.786</text:p>
              </table:table-cell>
              <table:table-cell office:value-type="float" office:value="0.193178098597584">
                <text:p>0.193178098597584</text:p>
              </table:table-cell>
              <table:table-cell office:value-type="float" office:value="0.193178098597584">
                <text:p>0.1931780985975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B0BE7AAD9E94A6C1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mean-value="true"/>
      <style:graphic-properties draw:stroke="none" draw:fill-color="#2a6099" dr3d:edge-rounding="5%"/>
      <style:text-properties fo:font-size="10pt" style:font-size-asian="10pt" style:font-size-complex="10pt"/>
    </style:style>
    <style:style style:name="ch8" style:family="chart">
      <style:graphic-properties svg:stroke-width="0.035cm" svg:stroke-color="#ff0000"/>
    </style:style>
    <style:style style:name="ch9" style:family="chart">
      <style:graphic-properties svg:stroke-width="0.035cm" svg:stroke-color="#ff0000"/>
    </style:style>
    <style:style style:name="ch10" style:family="chart">
      <style:graphic-properties draw:stroke="solid" svg:stroke-color="#b3b3b3" draw:fill="solid" draw:fill-color="#eeeeee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52cm" svg:height="11.092cm" xlink:href=".." xlink:type="simple" chart:class="chart:bar" chart:style-name="ch1">
        <chart:legend chart:legend-position="end" svg:x="17.362cm" svg:y="4.998cm" style:legend-expansion="high" chart:style-name="ch2"/>
        <chart:plot-area chart:style-name="ch3" table:cell-range-address="decrescent.A1:decrescent.A10 decrescent.K1:decrescent.K10" chart:data-source-has-labels="column" svg:x="0.427cm" svg:y="0.221cm" svg:width="16.508cm" svg:height="10.65cm">
          <chart:coordinate-region svg:x="1.048cm" svg:y="0.42cm" svg:width="15.887cm" svg:height="9.804cm"/>
          <chart:axis chart:dimension="x" chart:name="primary-x" chart:style-name="ch4" chartooo:axis-type="auto">
            <chartooo:date-scale/>
            <chart:categories table:cell-range-address="decrescent.A1:decrescent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rescent.K1:decrescent.K10" chart:class="chart:bar">
            <chart:mean-value chart:style-name="ch8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crescent.A1:decrescent.A10</svg:desc>
                </draw:g>
              </table:table-cell>
              <table:table-cell office:value-type="float" office:value="20.008">
                <text:p>20.008</text:p>
                <draw:g>
                  <svg:desc>decrescent.K1:decrescent.K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.987">
                <text:p>19.9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.974">
                <text:p>19.9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259">
                <text:p>20.2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.366">
                <text:p>20.3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.373">
                <text:p>20.3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.371">
                <text:p>20.3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.387">
                <text:p>20.3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.168">
                <text:p>20.1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372">
                <text:p>20.37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decrescent.V3:decrescent.V11" chart:error-lower-range="decrescent.V3:decrescent.V11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decrescent.V3:decrescent.V11" chart:error-lower-range="decrescent.V3:decrescent.V11"/>
      <style:graphic-properties draw:stroke="none" draw:fill="gradient" draw:fill-color="#004586" draw:fill-gradient-name="Buquê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on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astel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decrescent.V3:decrescent.V11" chart:error-lower-range="decrescent.V3:decrescent.V11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  <style:graphic-properties draw:fill="solid" draw:fill-color="#7e0021"/>
    </style:style>
    <style:style style:name="ch10" style:family="chart">
      <style:chart-properties chart:solid-type="cuboid"/>
      <style:graphic-properties draw:fill="solid"/>
    </style:style>
    <style:style style:name="ch11" style:family="chart">
      <style:chart-properties chart:solid-type="cuboid"/>
      <style:graphic-properties draw:fill="solid" draw:fill-color="#376092"/>
    </style:style>
    <style:style style:name="ch12" style:family="chart">
      <style:chart-properties chart:solid-type="cuboid"/>
      <style:graphic-properties draw:fill="solid" draw:fill-color="#ff420e"/>
    </style:style>
    <style:style style:name="ch13" style:family="chart">
      <style:chart-properties chart:solid-type="cuboid"/>
      <style:graphic-properties draw:fill="solid" draw:fill-color="#ffff00"/>
    </style:style>
    <style:style style:name="ch14" style:family="chart">
      <style:chart-properties chart:solid-type="cuboid"/>
      <style:graphic-properties draw:fill="solid" draw:fill-color="#81d41a"/>
    </style:style>
    <style:style style:name="ch15" style:family="chart">
      <style:graphic-properties draw:stroke="solid" svg:stroke-color="#b3b3b3" draw:fill="solid" draw:fill-color="#eeeeee" draw:fill-gradient-name="Pastel_20_Bouquet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322cm" svg:height="10.5cm" xlink:href=".." xlink:type="simple" chart:class="chart:bar" chart:style-name="ch1">
        <chart:plot-area chart:style-name="ch2" table:cell-range-address="decrescent.S3:decrescent.T8" chart:data-source-has-labels="column" svg:x="1.337cm" svg:y="0.21cm" svg:width="14.659cm" svg:height="10.08cm">
          <chart:coordinate-region svg:x="1.958cm" svg:y="0.21cm" svg:width="14.038cm" svg:height="7.667cm"/>
          <chart:axis chart:dimension="x" chart:name="primary-x" chart:style-name="ch3" chartooo:axis-type="auto">
            <chartooo:date-scale/>
            <chart:categories table:cell-range-address="decrescent.S3:decrescent.S8"/>
          </chart:axis>
          <chart:axis chart:dimension="y" chart:name="primary-y" chart:style-name="ch4">
            <chart:title svg:x="0.577cm" svg:y="6.054cm" chart:style-name="ch5">
              <text:p>Tempo em segundos</text:p>
            </chart:title>
            <chart:grid chart:style-name="ch6" chart:class="major"/>
          </chart:axis>
          <chart:series chart:style-name="ch7" chart:values-cell-range-address="decrescent.T3:decrescent.T8" chart:class="chart:bar">
            <chart:error-indicator chart:style-name="ch8" chart:dimension="y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T</text:p>
              </table:table-cell>
              <table:table-cell office:value-type="string">
                <text:p>Coluna V</text:p>
              </table:table-cell>
              <table:table-cell office:value-type="string">
                <text:p>Coluna V</text:p>
              </table:table-cell>
            </table:table-row>
          </table:table-header-rows>
          <table:table-rows>
            <table:table-row>
              <table:table-cell office:value-type="string">
                <text:p>M Td</text:p>
                <draw:g>
                  <svg:desc>decrescent.S3:decrescent.S8</svg:desc>
                </draw:g>
              </table:table-cell>
              <table:table-cell office:value-type="float" office:value="20.2265">
                <text:p>20.2265</text:p>
                <draw:g>
                  <svg:desc>decrescent.T3:decrescent.T8</svg:desc>
                </draw:g>
              </table:table-cell>
              <table:table-cell office:value-type="float" office:value="0.0559831819984061">
                <text:p>0.0559831819984061</text:p>
                <draw:g>
                  <svg:desc>decrescent.V3:decrescent.V11</svg:desc>
                </draw:g>
              </table:table-cell>
              <table:table-cell office:value-type="float" office:value="0.0559831819984061">
                <text:p>0.0559831819984061</text:p>
                <draw:g>
                  <svg:desc>decrescent.V3:decrescent.V11</svg:desc>
                </draw:g>
              </table:table-cell>
            </table:table-row>
            <table:table-row>
              <table:table-cell office:value-type="string">
                <text:p>M Bu</text:p>
              </table:table-cell>
              <table:table-cell office:value-type="float" office:value="17.7344">
                <text:p>17.7344</text:p>
              </table:table-cell>
              <table:table-cell office:value-type="float" office:value="0.0570666666666667">
                <text:p>0.0570666666666667</text:p>
              </table:table-cell>
              <table:table-cell office:value-type="float" office:value="0.0570666666666667">
                <text:p>0.0570666666666667</text:p>
              </table:table-cell>
            </table:table-row>
            <table:table-row>
              <table:table-cell office:value-type="string">
                <text:p>M Td e I x &lt; 10</text:p>
              </table:table-cell>
              <table:table-cell office:value-type="float" office:value="17.8564">
                <text:p>17.8564</text:p>
              </table:table-cell>
              <table:table-cell office:value-type="float" office:value="0.0572563824680999">
                <text:p>0.0572563824680999</text:p>
              </table:table-cell>
              <table:table-cell office:value-type="float" office:value="0.0572563824680999">
                <text:p>0.0572563824680999</text:p>
              </table:table-cell>
            </table:table-row>
            <table:table-row>
              <table:table-cell office:value-type="string">
                <text:p>M Td e I x &lt; 20</text:p>
              </table:table-cell>
              <table:table-cell office:value-type="float" office:value="17.2008">
                <text:p>17.2008</text:p>
              </table:table-cell>
              <table:table-cell office:value-type="float" office:value="0.0431861088777398">
                <text:p>0.0431861088777398</text:p>
              </table:table-cell>
              <table:table-cell office:value-type="float" office:value="0.0431861088777398">
                <text:p>0.0431861088777398</text:p>
              </table:table-cell>
            </table:table-row>
            <table:table-row>
              <table:table-cell office:value-type="string">
                <text:p>M Td e I x &lt; 40</text:p>
              </table:table-cell>
              <table:table-cell office:value-type="float" office:value="18.3959">
                <text:p>18.3959</text:p>
              </table:table-cell>
              <table:table-cell office:value-type="float" office:value="0.0519209762791281">
                <text:p>0.0519209762791281</text:p>
              </table:table-cell>
              <table:table-cell office:value-type="float" office:value="0.0519209762791281">
                <text:p>0.0519209762791281</text:p>
              </table:table-cell>
            </table:table-row>
            <table:table-row>
              <table:table-cell office:value-type="string">
                <text:p>M Td e I x &lt; 80</text:p>
              </table:table-cell>
              <table:table-cell office:value-type="float" office:value="21.8622">
                <text:p>21.8622</text:p>
              </table:table-cell>
              <table:table-cell office:value-type="float" office:value="0.0574946954074895">
                <text:p>0.0574946954074895</text:p>
              </table:table-cell>
              <table:table-cell office:value-type="float" office:value="0.0574946954074895">
                <text:p>0.0574946954074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78033408627865">
                <text:p>0.0878033408627865</text:p>
              </table:table-cell>
              <table:table-cell office:value-type="float" office:value="0.0878033408627865">
                <text:p>0.0878033408627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550945718539">
                <text:p>0.10550945718539</text:p>
              </table:table-cell>
              <table:table-cell office:value-type="float" office:value="0.10550945718539">
                <text:p>0.1055094571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93178098597584">
                <text:p>0.193178098597584</text:p>
              </table:table-cell>
              <table:table-cell office:value-type="float" office:value="0.193178098597584">
                <text:p>0.19317809859758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B0BE7AAD9E94A6C1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gradient-name="Pastel_20_Bouquet" draw:fill-hatch-name="Pret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us" draw:fill-image-name="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orcento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crescent.V3:crescent.V11" chart:error-lower-range="crescent.V3:crescent.V11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crescent.V3:crescent.V11" chart:error-lower-range="crescent.V3:crescent.V11"/>
      <style:graphic-properties draw:stroke="none" draw:fill="gradient" draw:fill-color="#004586" draw:fill-gradient-name="Buquê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on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astel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crescent.V3:crescent.V11" chart:error-lower-range="crescent.V3:crescent.V11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  <style:graphic-properties draw:fill="solid" draw:fill-color="#7e0021"/>
    </style:style>
    <style:style style:name="ch10" style:family="chart">
      <style:chart-properties chart:solid-type="cuboid"/>
      <style:graphic-properties draw:fill="solid"/>
    </style:style>
    <style:style style:name="ch11" style:family="chart">
      <style:chart-properties chart:solid-type="cuboid"/>
      <style:graphic-properties draw:fill="solid" draw:fill-color="#376092"/>
    </style:style>
    <style:style style:name="ch12" style:family="chart">
      <style:chart-properties chart:solid-type="cuboid"/>
      <style:graphic-properties draw:fill="solid" draw:fill-color="#ff420e"/>
    </style:style>
    <style:style style:name="ch13" style:family="chart">
      <style:chart-properties chart:solid-type="cuboid"/>
      <style:graphic-properties draw:fill="solid" draw:fill-color="#ffff00"/>
    </style:style>
    <style:style style:name="ch14" style:family="chart">
      <style:chart-properties chart:solid-type="cuboid"/>
      <style:graphic-properties draw:fill="solid" draw:fill-color="#81d41a"/>
    </style:style>
    <style:style style:name="ch15" style:family="chart">
      <style:chart-properties chart:solid-type="cuboid"/>
      <style:graphic-properties draw:fill="solid" draw:fill-color="#28471f"/>
    </style:style>
    <style:style style:name="ch16" style:family="chart">
      <style:chart-properties chart:solid-type="cuboid"/>
      <style:graphic-properties draw:fill="solid" draw:fill-color="#f10d0c"/>
    </style:style>
    <style:style style:name="ch17" style:family="chart">
      <style:chart-properties chart:solid-type="cuboid"/>
      <style:graphic-properties draw:fill="solid" draw:fill-color="#808080" draw:fill-gradient-name="Pastel_20_Bouquet" draw:fill-hatch-name="Pret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us" draw:fill-image-name="Branc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ntado"/>
    </style:style>
    <style:style style:name="ch18" style:family="chart">
      <style:graphic-properties draw:stroke="solid" svg:stroke-color="#b3b3b3" draw:fill="solid" draw:fill-color="#eeeeee" draw:fill-gradient-name="Pastel_20_Bouquet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825cm" svg:height="9.988cm" xlink:href=".." xlink:type="simple" chart:class="chart:bar" chart:style-name="ch1">
        <chart:plot-area chart:style-name="ch2" table:cell-range-address="crescent.S3:crescent.T11" chart:data-source-has-labels="column" svg:x="1.367cm" svg:y="0.199cm" svg:width="16.102cm" svg:height="9.59cm">
          <chart:coordinate-region svg:x="1.988cm" svg:y="0.199cm" svg:width="15.481cm" svg:height="7.047cm"/>
          <chart:axis chart:dimension="x" chart:name="primary-x" chart:style-name="ch3" chartooo:axis-type="auto">
            <chartooo:date-scale/>
            <chart:categories table:cell-range-address="crescent.S3:crescent.S11"/>
          </chart:axis>
          <chart:axis chart:dimension="y" chart:name="primary-y" chart:style-name="ch4">
            <chart:title svg:x="0.615cm" svg:y="6.016cm" chart:style-name="ch5">
              <text:p>Tempo em segundos</text:p>
            </chart:title>
            <chart:grid chart:style-name="ch6" chart:class="major"/>
          </chart:axis>
          <chart:series chart:style-name="ch7" chart:values-cell-range-address="crescent.T3:crescent.T11" chart:class="chart:bar">
            <chart:error-indicator chart:style-name="ch8" chart:dimension="y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T</text:p>
              </table:table-cell>
              <table:table-cell office:value-type="string">
                <text:p>Coluna V</text:p>
              </table:table-cell>
              <table:table-cell office:value-type="string">
                <text:p>Coluna V</text:p>
              </table:table-cell>
            </table:table-row>
          </table:table-header-rows>
          <table:table-rows>
            <table:table-row>
              <table:table-cell office:value-type="string">
                <text:p>M Td</text:p>
                <draw:g>
                  <svg:desc>crescent.S3:crescent.S11</svg:desc>
                </draw:g>
              </table:table-cell>
              <table:table-cell office:value-type="float" office:value="20.6133">
                <text:p>20.6133</text:p>
                <draw:g>
                  <svg:desc>crescent.T3:crescent.T11</svg:desc>
                </draw:g>
              </table:table-cell>
              <table:table-cell office:value-type="float" office:value="0.0370594267509781">
                <text:p>0.0370594267509781</text:p>
                <draw:g>
                  <svg:desc>crescent.V3:crescent.V11</svg:desc>
                </draw:g>
              </table:table-cell>
              <table:table-cell office:value-type="float" office:value="0.0370594267509781">
                <text:p>0.0370594267509781</text:p>
                <draw:g>
                  <svg:desc>crescent.V3:crescent.V11</svg:desc>
                </draw:g>
              </table:table-cell>
            </table:table-row>
            <table:table-row>
              <table:table-cell office:value-type="string">
                <text:p>M Bu</text:p>
              </table:table-cell>
              <table:table-cell office:value-type="float" office:value="17.2556">
                <text:p>17.2556</text:p>
              </table:table-cell>
              <table:table-cell office:value-type="float" office:value="0.0212038780520084">
                <text:p>0.0212038780520084</text:p>
              </table:table-cell>
              <table:table-cell office:value-type="float" office:value="0.0212038780520084">
                <text:p>0.0212038780520084</text:p>
              </table:table-cell>
            </table:table-row>
            <table:table-row>
              <table:table-cell office:value-type="string">
                <text:p>M Td e I x &lt; 10</text:p>
              </table:table-cell>
              <table:table-cell office:value-type="float" office:value="15.787">
                <text:p>15.787</text:p>
              </table:table-cell>
              <table:table-cell office:value-type="float" office:value="0.0114552268516264">
                <text:p>0.0114552268516264</text:p>
              </table:table-cell>
              <table:table-cell office:value-type="float" office:value="0.0114552268516264">
                <text:p>0.0114552268516264</text:p>
              </table:table-cell>
            </table:table-row>
            <table:table-row>
              <table:table-cell office:value-type="string">
                <text:p>M Td e I x &lt; 20</text:p>
              </table:table-cell>
              <table:table-cell office:value-type="float" office:value="14.4129">
                <text:p>14.4129</text:p>
              </table:table-cell>
              <table:table-cell office:value-type="float" office:value="0.0250268522458046">
                <text:p>0.0250268522458046</text:p>
              </table:table-cell>
              <table:table-cell office:value-type="float" office:value="0.0250268522458046">
                <text:p>0.0250268522458046</text:p>
              </table:table-cell>
            </table:table-row>
            <table:table-row>
              <table:table-cell office:value-type="string">
                <text:p>M Td e I x &lt; 40</text:p>
              </table:table-cell>
              <table:table-cell office:value-type="float" office:value="13.3115">
                <text:p>13.3115</text:p>
              </table:table-cell>
              <table:table-cell office:value-type="float" office:value="0.0080639802689353">
                <text:p>0.0080639802689353</text:p>
              </table:table-cell>
              <table:table-cell office:value-type="float" office:value="0.0080639802689353">
                <text:p>0.0080639802689353</text:p>
              </table:table-cell>
            </table:table-row>
            <table:table-row>
              <table:table-cell office:value-type="string">
                <text:p>M Td e I x &lt; 80</text:p>
              </table:table-cell>
              <table:table-cell office:value-type="float" office:value="12.3316">
                <text:p>12.3316</text:p>
              </table:table-cell>
              <table:table-cell office:value-type="float" office:value="0.0247943541960665">
                <text:p>0.0247943541960665</text:p>
              </table:table-cell>
              <table:table-cell office:value-type="float" office:value="0.0247943541960665">
                <text:p>0.0247943541960665</text:p>
              </table:table-cell>
            </table:table-row>
            <table:table-row>
              <table:table-cell office:value-type="string">
                <text:p>M Td e I x &lt; 160</text:p>
              </table:table-cell>
              <table:table-cell office:value-type="float" office:value="11.5353">
                <text:p>11.5353</text:p>
              </table:table-cell>
              <table:table-cell office:value-type="float" office:value="0.0181970998910388">
                <text:p>0.0181970998910388</text:p>
              </table:table-cell>
              <table:table-cell office:value-type="float" office:value="0.0181970998910388">
                <text:p>0.0181970998910388</text:p>
              </table:table-cell>
            </table:table-row>
            <table:table-row>
              <table:table-cell office:value-type="string">
                <text:p>M Td e I x &lt; 320</text:p>
              </table:table-cell>
              <table:table-cell office:value-type="float" office:value="10.7926">
                <text:p>10.7926</text:p>
              </table:table-cell>
              <table:table-cell office:value-type="float" office:value="0.00404474968323134">
                <text:p>0.00404474968323134</text:p>
              </table:table-cell>
              <table:table-cell office:value-type="float" office:value="0.00404474968323134">
                <text:p>0.00404474968323134</text:p>
              </table:table-cell>
            </table:table-row>
            <table:table-row>
              <table:table-cell office:value-type="string">
                <text:p>M Td e I x &lt; 640</text:p>
              </table:table-cell>
              <table:table-cell office:value-type="float" office:value="10.1271">
                <text:p>10.1271</text:p>
              </table:table-cell>
              <table:table-cell office:value-type="float" office:value="0.0177121740932928">
                <text:p>0.0177121740932928</text:p>
              </table:table-cell>
              <table:table-cell office:value-type="float" office:value="0.0177121740932928">
                <text:p>0.017712174093292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2a6099" draw:end-color="#ffd7d7" draw:start-intensity="100%" draw:end-intensity="100%" draw:angle="30deg" draw:border="0%"/>
    <draw:gradient draw:name="ChartGradient_20_10" draw:display-name="ChartGradient 10" draw:style="linear" draw:start-color="#dde8cb" draw:end-color="#ff0000" draw:start-intensity="100%" draw:end-intensity="100%" draw:angle="23deg" draw:border="0%"/>
    <draw:gradient draw:name="ChartGradient_20_11" draw:display-name="ChartGradient 11" draw:style="linear" draw:start-color="#dde8cb" draw:end-color="#ff0000" draw:start-intensity="100%" draw:end-intensity="100%" draw:angle="22deg" draw:border="0%"/>
    <draw:gradient draw:name="ChartGradient_20_2" draw:display-name="ChartGradient 2" draw:style="linear" draw:start-color="#eeeeee" draw:end-color="#ffd7d7" draw:start-intensity="100%" draw:end-intensity="100%" draw:angle="30deg" draw:border="0%"/>
    <draw:gradient draw:name="ChartGradient_20_3" draw:display-name="ChartGradient 3" draw:style="linear" draw:start-color="#dde8cb" draw:end-color="#ff0000" draw:start-intensity="100%" draw:end-intensity="100%" draw:angle="30deg" draw:border="0%"/>
    <draw:gradient draw:name="ChartGradient_20_4" draw:display-name="ChartGradient 4" draw:style="linear" draw:start-color="#dde8cb" draw:end-color="#ff0000" draw:start-intensity="100%" draw:end-intensity="100%" draw:angle="29deg" draw:border="0%"/>
    <draw:gradient draw:name="ChartGradient_20_5" draw:display-name="ChartGradient 5" draw:style="linear" draw:start-color="#dde8cb" draw:end-color="#ff0000" draw:start-intensity="100%" draw:end-intensity="100%" draw:angle="28deg" draw:border="0%"/>
    <draw:gradient draw:name="ChartGradient_20_6" draw:display-name="ChartGradient 6" draw:style="linear" draw:start-color="#dde8cb" draw:end-color="#ff0000" draw:start-intensity="100%" draw:end-intensity="100%" draw:angle="27deg" draw:border="0%"/>
    <draw:gradient draw:name="ChartGradient_20_7" draw:display-name="ChartGradient 7" draw:style="linear" draw:start-color="#dde8cb" draw:end-color="#ff0000" draw:start-intensity="100%" draw:end-intensity="100%" draw:angle="26deg" draw:border="0%"/>
    <draw:gradient draw:name="ChartGradient_20_8" draw:display-name="ChartGradient 8" draw:style="linear" draw:start-color="#dde8cb" draw:end-color="#ff0000" draw:start-intensity="100%" draw:end-intensity="100%" draw:angle="25deg" draw:border="0%"/>
    <draw:gradient draw:name="ChartGradient_20_9" draw:display-name="ChartGradient 9" draw:style="linear" draw:start-color="#dde8cb" draw:end-color="#ff0000" draw:start-intensity="100%" draw:end-intensity="100%" draw:angle="24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B0BE7AAD9E94A6C1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crescent.V3:crescent.V11" chart:error-lower-range="crescent.V3:crescent.V11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crescent.V3:crescent.V11" chart:error-lower-range="crescent.V3:crescent.V11"/>
      <style:graphic-properties draw:stroke="none" draw:fill="gradient" draw:fill-color="#004586" draw:fill-gradient-name="Buquê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on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astel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crescent.V3:crescent.V11" chart:error-lower-range="crescent.V3:crescent.V11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  <style:graphic-properties draw:fill="solid" draw:fill-color="#7e0021"/>
    </style:style>
    <style:style style:name="ch10" style:family="chart">
      <style:chart-properties chart:solid-type="cuboid"/>
      <style:graphic-properties draw:fill="solid"/>
    </style:style>
    <style:style style:name="ch11" style:family="chart">
      <style:chart-properties chart:solid-type="cuboid"/>
      <style:graphic-properties draw:fill="solid" draw:fill-color="#376092"/>
    </style:style>
    <style:style style:name="ch12" style:family="chart">
      <style:chart-properties chart:solid-type="cuboid"/>
      <style:graphic-properties draw:fill="solid" draw:fill-color="#ff420e"/>
    </style:style>
    <style:style style:name="ch13" style:family="chart">
      <style:chart-properties chart:solid-type="cuboid"/>
      <style:graphic-properties draw:fill="solid" draw:fill-color="#ffff00"/>
    </style:style>
    <style:style style:name="ch14" style:family="chart">
      <style:chart-properties chart:solid-type="cuboid"/>
      <style:graphic-properties draw:fill="solid" draw:fill-color="#81d41a"/>
    </style:style>
    <style:style style:name="ch15" style:family="chart">
      <style:chart-properties chart:solid-type="cuboid"/>
      <style:graphic-properties draw:fill="solid" draw:fill-color="#28471f"/>
    </style:style>
    <style:style style:name="ch16" style:family="chart">
      <style:chart-properties chart:solid-type="cuboid"/>
      <style:graphic-properties draw:fill="solid" draw:fill-color="#f10d0c"/>
    </style:style>
    <style:style style:name="ch17" style:family="chart">
      <style:chart-properties chart:solid-type="cuboid"/>
      <style:graphic-properties draw:fill="solid" draw:fill-color="#808080" draw:fill-gradient-name="Pastel_20_Bouquet" draw:fill-hatch-name="Pret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us" draw:fill-image-name="Branc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ntado"/>
    </style:style>
    <style:style style:name="ch18" style:family="chart">
      <style:graphic-properties draw:stroke="solid" svg:stroke-color="#b3b3b3" draw:fill="solid" draw:fill-color="#eeeeee" draw:fill-gradient-name="Pastel_20_Bouquet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17cm" svg:height="10.5cm" xlink:href=".." xlink:type="simple" chart:class="chart:bar" chart:style-name="ch1">
        <chart:plot-area chart:style-name="ch2" table:cell-range-address="crescent.S3:crescent.T11" chart:data-source-has-labels="column" svg:x="1.375cm" svg:y="0.21cm" svg:width="16.478cm" svg:height="10.08cm">
          <chart:coordinate-region svg:x="1.996cm" svg:y="0.21cm" svg:width="15.857cm" svg:height="7.537cm"/>
          <chart:axis chart:dimension="x" chart:name="primary-x" chart:style-name="ch3" chartooo:axis-type="auto">
            <chartooo:date-scale/>
            <chart:categories table:cell-range-address="crescent.S3:crescent.S11"/>
          </chart:axis>
          <chart:axis chart:dimension="y" chart:name="primary-y" chart:style-name="ch4">
            <chart:title svg:x="0.644cm" svg:y="6.054cm" chart:style-name="ch5">
              <text:p>Tempo em segundos</text:p>
            </chart:title>
            <chart:grid chart:style-name="ch6" chart:class="major"/>
          </chart:axis>
          <chart:series chart:style-name="ch7" chart:values-cell-range-address="crescent.T3:crescent.T11" chart:class="chart:bar">
            <chart:error-indicator chart:style-name="ch8" chart:dimension="y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T</text:p>
              </table:table-cell>
              <table:table-cell office:value-type="string">
                <text:p>Coluna V</text:p>
              </table:table-cell>
              <table:table-cell office:value-type="string">
                <text:p>Coluna V</text:p>
              </table:table-cell>
            </table:table-row>
          </table:table-header-rows>
          <table:table-rows>
            <table:table-row>
              <table:table-cell office:value-type="string">
                <text:p>M Td</text:p>
                <draw:g>
                  <svg:desc>crescent.S3:crescent.S11</svg:desc>
                </draw:g>
              </table:table-cell>
              <table:table-cell office:value-type="float" office:value="20.6133">
                <text:p>20.6133</text:p>
                <draw:g>
                  <svg:desc>crescent.T3:crescent.T11</svg:desc>
                </draw:g>
              </table:table-cell>
              <table:table-cell office:value-type="float" office:value="0.0370594267509781">
                <text:p>0.0370594267509781</text:p>
                <draw:g>
                  <svg:desc>crescent.V3:crescent.V11</svg:desc>
                </draw:g>
              </table:table-cell>
              <table:table-cell office:value-type="float" office:value="0.0370594267509781">
                <text:p>0.0370594267509781</text:p>
                <draw:g>
                  <svg:desc>crescent.V3:crescent.V11</svg:desc>
                </draw:g>
              </table:table-cell>
            </table:table-row>
            <table:table-row>
              <table:table-cell office:value-type="string">
                <text:p>M Bu</text:p>
              </table:table-cell>
              <table:table-cell office:value-type="float" office:value="17.2556">
                <text:p>17.2556</text:p>
              </table:table-cell>
              <table:table-cell office:value-type="float" office:value="0.0212038780520084">
                <text:p>0.0212038780520084</text:p>
              </table:table-cell>
              <table:table-cell office:value-type="float" office:value="0.0212038780520084">
                <text:p>0.0212038780520084</text:p>
              </table:table-cell>
            </table:table-row>
            <table:table-row>
              <table:table-cell office:value-type="string">
                <text:p>M Td e I x &lt; 10</text:p>
              </table:table-cell>
              <table:table-cell office:value-type="float" office:value="15.787">
                <text:p>15.787</text:p>
              </table:table-cell>
              <table:table-cell office:value-type="float" office:value="0.0114552268516264">
                <text:p>0.0114552268516264</text:p>
              </table:table-cell>
              <table:table-cell office:value-type="float" office:value="0.0114552268516264">
                <text:p>0.0114552268516264</text:p>
              </table:table-cell>
            </table:table-row>
            <table:table-row>
              <table:table-cell office:value-type="string">
                <text:p>M Td e I x &lt; 20</text:p>
              </table:table-cell>
              <table:table-cell office:value-type="float" office:value="14.4129">
                <text:p>14.4129</text:p>
              </table:table-cell>
              <table:table-cell office:value-type="float" office:value="0.0250268522458046">
                <text:p>0.0250268522458046</text:p>
              </table:table-cell>
              <table:table-cell office:value-type="float" office:value="0.0250268522458046">
                <text:p>0.0250268522458046</text:p>
              </table:table-cell>
            </table:table-row>
            <table:table-row>
              <table:table-cell office:value-type="string">
                <text:p>M Td e I x &lt; 40</text:p>
              </table:table-cell>
              <table:table-cell office:value-type="float" office:value="13.3115">
                <text:p>13.3115</text:p>
              </table:table-cell>
              <table:table-cell office:value-type="float" office:value="0.0080639802689353">
                <text:p>0.0080639802689353</text:p>
              </table:table-cell>
              <table:table-cell office:value-type="float" office:value="0.0080639802689353">
                <text:p>0.0080639802689353</text:p>
              </table:table-cell>
            </table:table-row>
            <table:table-row>
              <table:table-cell office:value-type="string">
                <text:p>M Td e I x &lt; 80</text:p>
              </table:table-cell>
              <table:table-cell office:value-type="float" office:value="12.3316">
                <text:p>12.3316</text:p>
              </table:table-cell>
              <table:table-cell office:value-type="float" office:value="0.0247943541960665">
                <text:p>0.0247943541960665</text:p>
              </table:table-cell>
              <table:table-cell office:value-type="float" office:value="0.0247943541960665">
                <text:p>0.0247943541960665</text:p>
              </table:table-cell>
            </table:table-row>
            <table:table-row>
              <table:table-cell office:value-type="string">
                <text:p>M Td e I x &lt; 160</text:p>
              </table:table-cell>
              <table:table-cell office:value-type="float" office:value="11.5353">
                <text:p>11.5353</text:p>
              </table:table-cell>
              <table:table-cell office:value-type="float" office:value="0.0181970998910388">
                <text:p>0.0181970998910388</text:p>
              </table:table-cell>
              <table:table-cell office:value-type="float" office:value="0.0181970998910388">
                <text:p>0.0181970998910388</text:p>
              </table:table-cell>
            </table:table-row>
            <table:table-row>
              <table:table-cell office:value-type="string">
                <text:p>M Td e I x &lt; 320</text:p>
              </table:table-cell>
              <table:table-cell office:value-type="float" office:value="10.7926">
                <text:p>10.7926</text:p>
              </table:table-cell>
              <table:table-cell office:value-type="float" office:value="0.00404474968323134">
                <text:p>0.00404474968323134</text:p>
              </table:table-cell>
              <table:table-cell office:value-type="float" office:value="0.00404474968323134">
                <text:p>0.00404474968323134</text:p>
              </table:table-cell>
            </table:table-row>
            <table:table-row>
              <table:table-cell office:value-type="string">
                <text:p>M Td e I x &lt; 640</text:p>
              </table:table-cell>
              <table:table-cell office:value-type="float" office:value="10.1271">
                <text:p>10.1271</text:p>
              </table:table-cell>
              <table:table-cell office:value-type="float" office:value="0.0177121740932928">
                <text:p>0.0177121740932928</text:p>
              </table:table-cell>
              <table:table-cell office:value-type="float" office:value="0.0177121740932928">
                <text:p>0.017712174093292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B0BE7AAD9E94A6C1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mean-value="true"/>
      <style:graphic-properties draw:stroke="none" draw:fill-color="#2a6099" dr3d:edge-rounding="5%"/>
      <style:text-properties fo:font-size="10pt" style:font-size-asian="10pt" style:font-size-complex="10pt"/>
    </style:style>
    <style:style style:name="ch8" style:family="chart">
      <style:graphic-properties svg:stroke-width="0.035cm" svg:stroke-color="#ff0000"/>
    </style:style>
    <style:style style:name="ch9" style:family="chart">
      <style:graphic-properties svg:stroke-width="0.035cm" svg:stroke-color="#ff0000"/>
    </style:style>
    <style:style style:name="ch10" style:family="chart">
      <style:graphic-properties draw:stroke="solid" svg:stroke-color="#b3b3b3" draw:fill="solid" draw:fill-color="#eeeeee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52cm" svg:height="11.092cm" xlink:href=".." xlink:type="simple" chart:class="chart:bar" chart:style-name="ch1">
        <chart:legend chart:legend-position="end" svg:x="17.362cm" svg:y="4.998cm" style:legend-expansion="high" chart:style-name="ch2"/>
        <chart:plot-area chart:style-name="ch3" table:cell-range-address="crescent.A1:crescent.A10 crescent.K1:crescent.K10" chart:data-source-has-labels="column" svg:x="0.427cm" svg:y="0.221cm" svg:width="16.508cm" svg:height="10.65cm">
          <chart:coordinate-region svg:x="1.048cm" svg:y="0.42cm" svg:width="15.887cm" svg:height="9.804cm"/>
          <chart:axis chart:dimension="x" chart:name="primary-x" chart:style-name="ch4" chartooo:axis-type="auto">
            <chartooo:date-scale/>
            <chart:categories table:cell-range-address="crescent.A1:crescent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rescent.K1:crescent.K10" chart:class="chart:bar">
            <chart:mean-value chart:style-name="ch8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rescent.A1:crescent.A10</svg:desc>
                </draw:g>
              </table:table-cell>
              <table:table-cell office:value-type="float" office:value="20.622">
                <text:p>20.622</text:p>
                <draw:g>
                  <svg:desc>crescent.K1:crescent.K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941">
                <text:p>20.9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.599">
                <text:p>20.5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572">
                <text:p>20.5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.575">
                <text:p>20.5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.548">
                <text:p>20.5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586">
                <text:p>20.58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mean-value="true"/>
      <style:graphic-properties draw:stroke="none" draw:fill-color="#2a6099" dr3d:edge-rounding="5%"/>
      <style:text-properties fo:font-size="10pt" style:font-size-asian="10pt" style:font-size-complex="10pt"/>
    </style:style>
    <style:style style:name="ch8" style:family="chart">
      <style:graphic-properties svg:stroke-width="0.035cm" svg:stroke-color="#ff0000"/>
    </style:style>
    <style:style style:name="ch9" style:family="chart">
      <style:graphic-properties svg:stroke-width="0.035cm" svg:stroke-color="#ff0000"/>
    </style:style>
    <style:style style:name="ch10" style:family="chart">
      <style:graphic-properties draw:stroke="solid" svg:stroke-color="#b3b3b3" draw:fill="solid" draw:fill-color="#eeeeee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52cm" svg:height="11.092cm" xlink:href=".." xlink:type="simple" chart:class="chart:bar" chart:style-name="ch1">
        <chart:legend chart:legend-position="end" svg:x="15.96cm" svg:y="4.998cm" style:legend-expansion="high" chart:style-name="ch2"/>
        <chart:plot-area chart:style-name="ch3" table:cell-range-address="random.A1:random.A10 random.K1:random.K10" chart:data-source-has-labels="both" svg:x="0.427cm" svg:y="0.221cm" svg:width="15.106cm" svg:height="10.65cm">
          <chart:coordinate-region svg:x="1.048cm" svg:y="0.42cm" svg:width="14.485cm" svg:height="9.804cm"/>
          <chart:axis chart:dimension="x" chart:name="primary-x" chart:style-name="ch4" chartooo:axis-type="auto">
            <chartooo:date-scale/>
            <chart:categories table:cell-range-address="random.A1:random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dom.K1:random.K10" loext:label-string="mergesorttopdown" chart:class="chart:bar">
            <chart:mean-value chart:style-name="ch8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topdow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andom.A1:random.A10</svg:desc>
                </draw:g>
              </table:table-cell>
              <table:table-cell office:value-type="float" office:value="28.513">
                <text:p>28.513</text:p>
                <draw:g>
                  <svg:desc>random.K1:random.K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.469">
                <text:p>28.4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031">
                <text:p>29.0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.032">
                <text:p>29.0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.031">
                <text:p>29.0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.838">
                <text:p>28.8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.394">
                <text:p>28.3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.771">
                <text:p>28.7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.393">
                <text:p>28.3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391">
                <text:p>28.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crescent.V3:crescent.V11" chart:error-lower-range="crescent.V3:crescent.V11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crescent.V3:crescent.V11" chart:error-lower-range="crescent.V3:crescent.V11"/>
      <style:graphic-properties draw:stroke="none" draw:fill="gradient" draw:fill-color="#004586" draw:fill-gradient-name="Buquê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on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astel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crescent.V3:crescent.V11" chart:error-lower-range="crescent.V3:crescent.V11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  <style:graphic-properties draw:fill="solid" draw:fill-color="#7e0021"/>
    </style:style>
    <style:style style:name="ch10" style:family="chart">
      <style:chart-properties chart:solid-type="cuboid"/>
      <style:graphic-properties draw:fill="solid"/>
    </style:style>
    <style:style style:name="ch11" style:family="chart">
      <style:chart-properties chart:solid-type="cuboid"/>
      <style:graphic-properties draw:fill="solid" draw:fill-color="#376092"/>
    </style:style>
    <style:style style:name="ch12" style:family="chart">
      <style:chart-properties chart:solid-type="cuboid"/>
      <style:graphic-properties draw:fill="solid" draw:fill-color="#ff420e"/>
    </style:style>
    <style:style style:name="ch13" style:family="chart">
      <style:chart-properties chart:solid-type="cuboid"/>
      <style:graphic-properties draw:fill="solid" draw:fill-color="#ffff00"/>
    </style:style>
    <style:style style:name="ch14" style:family="chart">
      <style:chart-properties chart:solid-type="cuboid"/>
      <style:graphic-properties draw:fill="solid" draw:fill-color="#81d41a"/>
    </style:style>
    <style:style style:name="ch15" style:family="chart">
      <style:graphic-properties draw:stroke="solid" svg:stroke-color="#b3b3b3" draw:fill="solid" draw:fill-color="#eeeeee" draw:fill-gradient-name="Pastel_20_Bouquet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322cm" svg:height="10.5cm" xlink:href=".." xlink:type="simple" chart:class="chart:bar" chart:style-name="ch1">
        <chart:plot-area chart:style-name="ch2" table:cell-range-address="crescent.S3:crescent.T8" chart:data-source-has-labels="column" svg:x="1.337cm" svg:y="0.21cm" svg:width="14.659cm" svg:height="10.08cm">
          <chart:coordinate-region svg:x="1.958cm" svg:y="0.21cm" svg:width="14.038cm" svg:height="7.667cm"/>
          <chart:axis chart:dimension="x" chart:name="primary-x" chart:style-name="ch3" chartooo:axis-type="auto">
            <chartooo:date-scale/>
            <chart:categories table:cell-range-address="crescent.S3:crescent.S8"/>
          </chart:axis>
          <chart:axis chart:dimension="y" chart:name="primary-y" chart:style-name="ch4">
            <chart:title svg:x="0.577cm" svg:y="6.054cm" chart:style-name="ch5">
              <text:p>Tempo em segundos</text:p>
            </chart:title>
            <chart:grid chart:style-name="ch6" chart:class="major"/>
          </chart:axis>
          <chart:series chart:style-name="ch7" chart:values-cell-range-address="crescent.T3:crescent.T8" chart:class="chart:bar">
            <chart:error-indicator chart:style-name="ch8" chart:dimension="y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T</text:p>
              </table:table-cell>
              <table:table-cell office:value-type="string">
                <text:p>Coluna V</text:p>
              </table:table-cell>
              <table:table-cell office:value-type="string">
                <text:p>Coluna V</text:p>
              </table:table-cell>
            </table:table-row>
          </table:table-header-rows>
          <table:table-rows>
            <table:table-row>
              <table:table-cell office:value-type="string">
                <text:p>M Td</text:p>
                <draw:g>
                  <svg:desc>crescent.S3:crescent.S8</svg:desc>
                </draw:g>
              </table:table-cell>
              <table:table-cell office:value-type="float" office:value="20.6133">
                <text:p>20.6133</text:p>
                <draw:g>
                  <svg:desc>crescent.T3:crescent.T8</svg:desc>
                </draw:g>
              </table:table-cell>
              <table:table-cell office:value-type="float" office:value="0.0370594267509781">
                <text:p>0.0370594267509781</text:p>
                <draw:g>
                  <svg:desc>crescent.V3:crescent.V11</svg:desc>
                </draw:g>
              </table:table-cell>
              <table:table-cell office:value-type="float" office:value="0.0370594267509781">
                <text:p>0.0370594267509781</text:p>
                <draw:g>
                  <svg:desc>crescent.V3:crescent.V11</svg:desc>
                </draw:g>
              </table:table-cell>
            </table:table-row>
            <table:table-row>
              <table:table-cell office:value-type="string">
                <text:p>M Bu</text:p>
              </table:table-cell>
              <table:table-cell office:value-type="float" office:value="17.2556">
                <text:p>17.2556</text:p>
              </table:table-cell>
              <table:table-cell office:value-type="float" office:value="0.0212038780520084">
                <text:p>0.0212038780520084</text:p>
              </table:table-cell>
              <table:table-cell office:value-type="float" office:value="0.0212038780520084">
                <text:p>0.0212038780520084</text:p>
              </table:table-cell>
            </table:table-row>
            <table:table-row>
              <table:table-cell office:value-type="string">
                <text:p>M Td e I x &lt; 10</text:p>
              </table:table-cell>
              <table:table-cell office:value-type="float" office:value="15.787">
                <text:p>15.787</text:p>
              </table:table-cell>
              <table:table-cell office:value-type="float" office:value="0.0114552268516264">
                <text:p>0.0114552268516264</text:p>
              </table:table-cell>
              <table:table-cell office:value-type="float" office:value="0.0114552268516264">
                <text:p>0.0114552268516264</text:p>
              </table:table-cell>
            </table:table-row>
            <table:table-row>
              <table:table-cell office:value-type="string">
                <text:p>M Td e I x &lt; 20</text:p>
              </table:table-cell>
              <table:table-cell office:value-type="float" office:value="14.4129">
                <text:p>14.4129</text:p>
              </table:table-cell>
              <table:table-cell office:value-type="float" office:value="0.0250268522458046">
                <text:p>0.0250268522458046</text:p>
              </table:table-cell>
              <table:table-cell office:value-type="float" office:value="0.0250268522458046">
                <text:p>0.0250268522458046</text:p>
              </table:table-cell>
            </table:table-row>
            <table:table-row>
              <table:table-cell office:value-type="string">
                <text:p>M Td e I x &lt; 40</text:p>
              </table:table-cell>
              <table:table-cell office:value-type="float" office:value="13.3115">
                <text:p>13.3115</text:p>
              </table:table-cell>
              <table:table-cell office:value-type="float" office:value="0.0080639802689353">
                <text:p>0.0080639802689353</text:p>
              </table:table-cell>
              <table:table-cell office:value-type="float" office:value="0.0080639802689353">
                <text:p>0.0080639802689353</text:p>
              </table:table-cell>
            </table:table-row>
            <table:table-row>
              <table:table-cell office:value-type="string">
                <text:p>M Td e I x &lt; 80</text:p>
              </table:table-cell>
              <table:table-cell office:value-type="float" office:value="12.3316">
                <text:p>12.3316</text:p>
              </table:table-cell>
              <table:table-cell office:value-type="float" office:value="0.0247943541960665">
                <text:p>0.0247943541960665</text:p>
              </table:table-cell>
              <table:table-cell office:value-type="float" office:value="0.0247943541960665">
                <text:p>0.0247943541960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81970998910388">
                <text:p>0.0181970998910388</text:p>
              </table:table-cell>
              <table:table-cell office:value-type="float" office:value="0.0181970998910388">
                <text:p>0.0181970998910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404474968323134">
                <text:p>0.00404474968323134</text:p>
              </table:table-cell>
              <table:table-cell office:value-type="float" office:value="0.00404474968323134">
                <text:p>0.00404474968323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77121740932928">
                <text:p>0.0177121740932928</text:p>
              </table:table-cell>
              <table:table-cell office:value-type="float" office:value="0.0177121740932928">
                <text:p>0.017712174093292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B0BE7AAD9E94A6C1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series-source="rows" chart:right-angled-axes="true" chart:error-category="cell-range" chart:error-upper-range="random.V3:random.V11" chart:error-lower-range="random.V3:random.V11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overlap="-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random.V3:random.V11" chart:error-lower-range="random.V3:random.V11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random.V3:random.V11" chart:error-lower-range="random.V3:random.V11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error-category="cell-range" chart:error-upper-range="random.V3:random.V11" chart:error-lower-range="random.V3:random.V11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error-category="cell-range" chart:error-upper-range="random.V3:random.V11" chart:error-lower-range="random.V3:random.V11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error-category="cell-range" chart:error-upper-range="random.V3:random.V11" chart:error-lower-range="random.V3:random.V11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error-category="cell-range" chart:error-upper-range="random.V3:random.V11" chart:error-lower-range="random.V3:random.V11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error-category="cell-range" chart:error-upper-range="random.V3:random.V11" chart:error-lower-range="random.V3:random.V11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error-category="cell-range" chart:error-upper-range="random.V3:random.V11" chart:error-lower-range="random.V3:random.V11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error-category="cell-range" chart:error-upper-range="random.V3:random.V11" chart:error-lower-range="random.V3:random.V11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error-category="cell-range" chart:error-upper-range="random.V3:random.V11" chart:error-lower-range="random.V3:random.V11"/>
      <style:graphic-properties draw:stroke="none" draw:fill-color="#4b1f6f"/>
      <style:text-properties fo:font-size="10pt" style:font-size-asian="10pt" style:font-size-complex="10pt"/>
    </style:style>
    <style:style style:name="ch19" style:family="chart">
      <style:graphic-properties draw:stroke="solid" draw:stroke-dash="ChartDash_20_1" svg:stroke-color="#b3b3b3" draw:fill="gradient" draw:fill-color="#d9d9d9" draw:fill-gradient-name="Pastel_20_Bouquet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574cm" svg:height="9.935cm" xlink:href=".." xlink:type="simple" chart:class="chart:bar" chart:style-name="ch1">
        <chart:legend chart:legend-position="end" svg:x="17.253cm" svg:y="2.676cm" style:legend-expansion="high" chart:style-name="ch2"/>
        <chart:plot-area chart:style-name="ch3" table:cell-range-address="random.S3:random.T11" chart:data-source-has-labels="column" svg:x="1.422cm" svg:y="0.198cm" svg:width="15.42cm" svg:height="9.539cm">
          <chart:coordinate-region svg:x="2.043cm" svg:y="0.397cm" svg:width="14.799cm" svg:height="9.141cm"/>
          <chart:axis chart:dimension="x" chart:name="primary-x" chart:style-name="ch4"/>
          <chart:axis chart:dimension="y" chart:name="primary-y" chart:style-name="ch5">
            <chart:title svg:x="0.451cm" svg:y="6.546cm" chart:style-name="ch6">
              <text:p>Tempo em segundos</text:p>
            </chart:title>
            <chart:grid chart:style-name="ch7" chart:class="major"/>
          </chart:axis>
          <chart:series chart:style-name="ch8" chart:values-cell-range-address="random.T3:random.T3" chart:label-cell-address="random.S3:random.S3" chart:class="chart:bar">
            <chart:error-indicator chart:style-name="ch9" chart:dimension="y"/>
            <chart:data-point chart:style-name="ch10"/>
          </chart:series>
          <chart:series chart:style-name="ch11" chart:values-cell-range-address="random.T4:random.T4" chart:label-cell-address="random.S4:random.S4" chart:class="chart:bar">
            <chart:error-indicator chart:style-name="ch9" chart:dimension="y"/>
            <chart:data-point/>
          </chart:series>
          <chart:series chart:style-name="ch12" chart:values-cell-range-address="random.T5:random.T5" chart:label-cell-address="random.S5:random.S5" chart:class="chart:bar">
            <chart:error-indicator chart:style-name="ch9" chart:dimension="y"/>
            <chart:data-point chart:style-name="ch10"/>
          </chart:series>
          <chart:series chart:style-name="ch13" chart:values-cell-range-address="random.T6:random.T6" chart:label-cell-address="random.S6:random.S6" chart:class="chart:bar">
            <chart:error-indicator chart:style-name="ch9" chart:dimension="y"/>
            <chart:data-point/>
          </chart:series>
          <chart:series chart:style-name="ch14" chart:values-cell-range-address="random.T7:random.T7" chart:label-cell-address="random.S7:random.S7" chart:class="chart:bar">
            <chart:error-indicator chart:style-name="ch9" chart:dimension="y"/>
            <chart:data-point/>
          </chart:series>
          <chart:series chart:style-name="ch15" chart:values-cell-range-address="random.T8:random.T8" chart:label-cell-address="random.S8:random.S8" chart:class="chart:bar">
            <chart:error-indicator chart:style-name="ch9" chart:dimension="y"/>
            <chart:data-point chart:style-name="ch10"/>
          </chart:series>
          <chart:series chart:style-name="ch16" chart:values-cell-range-address="random.T9:random.T9" chart:label-cell-address="random.S9:random.S9" chart:class="chart:bar">
            <chart:error-indicator chart:style-name="ch9" chart:dimension="y"/>
            <chart:data-point/>
          </chart:series>
          <chart:series chart:style-name="ch17" chart:values-cell-range-address="random.T10:random.T10" chart:label-cell-address="random.S10:random.S10" chart:class="chart:bar">
            <chart:error-indicator chart:style-name="ch9" chart:dimension="y"/>
            <chart:data-point/>
          </chart:series>
          <chart:series chart:style-name="ch18" chart:values-cell-range-address="random.T11:random.T11" chart:label-cell-address="random.S11:random.S11" chart:class="chart:bar">
            <chart:error-indicator chart:style-name="ch9" chart:dimension="y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 Td</text:p>
                <draw:g>
                  <svg:desc>random.S3:random.S3</svg:desc>
                </draw:g>
              </table:table-cell>
              <table:table-cell office:value-type="float" office:value="28.6863">
                <text:p>28.6863</text:p>
                <draw:g>
                  <svg:desc>random.T3:random.T3</svg:desc>
                </draw:g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M Bu</text:p>
                <draw:g>
                  <svg:desc>random.S4:random.S4</svg:desc>
                </draw:g>
              </table:table-cell>
              <table:table-cell office:value-type="float" office:value="25.9985">
                <text:p>25.9985</text:p>
                <draw:g>
                  <svg:desc>random.T4:random.T4</svg:desc>
                </draw:g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M Td e I x &lt; 10</text:p>
                <draw:g>
                  <svg:desc>random.S5:random.S5</svg:desc>
                </draw:g>
              </table:table-cell>
              <table:table-cell office:value-type="float" office:value="25.1074">
                <text:p>25.1074</text:p>
                <draw:g>
                  <svg:desc>random.T5:random.T5</svg:desc>
                </draw:g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M Td e I x &lt; 20</text:p>
                <draw:g>
                  <svg:desc>random.S6:random.S6</svg:desc>
                </draw:g>
              </table:table-cell>
              <table:table-cell office:value-type="float" office:value="23.7223">
                <text:p>23.7223</text:p>
                <draw:g>
                  <svg:desc>random.T6:random.T6</svg:desc>
                </draw:g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M Td e I x &lt; 40</text:p>
                <draw:g>
                  <svg:desc>random.S7:random.S7</svg:desc>
                </draw:g>
              </table:table-cell>
              <table:table-cell office:value-type="float" office:value="23.4423">
                <text:p>23.4423</text:p>
                <draw:g>
                  <svg:desc>random.T7:random.T7</svg:desc>
                </draw:g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M Td e I x &lt; 80</text:p>
                <draw:g>
                  <svg:desc>random.S8:random.S8</svg:desc>
                </draw:g>
              </table:table-cell>
              <table:table-cell office:value-type="float" office:value="24.2911">
                <text:p>24.2911</text:p>
                <draw:g>
                  <svg:desc>random.T8:random.T8</svg:desc>
                </draw:g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M Td e I x &lt; 160</text:p>
                <draw:g>
                  <svg:desc>random.S9:random.S9</svg:desc>
                </draw:g>
              </table:table-cell>
              <table:table-cell office:value-type="float" office:value="27.4936">
                <text:p>27.4936</text:p>
                <draw:g>
                  <svg:desc>random.T9:random.T9</svg:desc>
                </draw:g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M Td e I x &lt; 320</text:p>
                <draw:g>
                  <svg:desc>random.S10:random.S10</svg:desc>
                </draw:g>
              </table:table-cell>
              <table:table-cell office:value-type="float" office:value="35.0043">
                <text:p>35.0043</text:p>
                <draw:g>
                  <svg:desc>random.T10:random.T10</svg:desc>
                </draw:g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M Td e I x &lt; 640</text:p>
                <draw:g>
                  <svg:desc>random.S11:random.S11</svg:desc>
                </draw:g>
              </table:table-cell>
              <table:table-cell office:value-type="float" office:value="51.2268">
                <text:p>51.2268</text:p>
                <draw:g>
                  <svg:desc>random.T11:random.T11</svg:desc>
                </draw:g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  <table:table-row>
              <table:table-cell office:value-type="string">
                <text:p>Coluna V</text:p>
                <draw:g>
                  <svg:desc/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115450403011664">
                <text:p>0.1154504030116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stroke-dash draw:name="ChartDash_20_1" draw:display-name="ChartDash 1" draw:style="rect" draw:dots1="1" draw:dots1-length="1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gradient-name="Pastel_20_Bouquet" draw:fill-hatch-name="Preto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graus" draw:fill-image-name="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porcento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random.V3:random.V11" chart:error-lower-range="random.V3:random.V11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5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andom.V3:random.V11" chart:error-lower-range="random.V3:random.V11"/>
      <style:graphic-properties draw:stroke="none" draw:fill="gradient" draw:fill-color="#004586" draw:fill-gradient-name="Buquê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on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astel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andom.V3:random.V11" chart:error-lower-range="random.V3:random.V11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  <style:graphic-properties draw:fill="solid" draw:fill-color="#7e0021"/>
    </style:style>
    <style:style style:name="ch10" style:family="chart">
      <style:chart-properties chart:solid-type="cuboid"/>
      <style:graphic-properties draw:fill="solid"/>
    </style:style>
    <style:style style:name="ch11" style:family="chart">
      <style:chart-properties chart:solid-type="cuboid"/>
      <style:graphic-properties draw:fill="solid" draw:fill-color="#376092"/>
    </style:style>
    <style:style style:name="ch12" style:family="chart">
      <style:chart-properties chart:solid-type="cuboid"/>
      <style:graphic-properties draw:fill="solid" draw:fill-color="#ff420e"/>
    </style:style>
    <style:style style:name="ch13" style:family="chart">
      <style:chart-properties chart:solid-type="cuboid"/>
      <style:graphic-properties draw:fill="solid" draw:fill-color="#ffff00"/>
    </style:style>
    <style:style style:name="ch14" style:family="chart">
      <style:chart-properties chart:solid-type="cuboid"/>
      <style:graphic-properties draw:fill="solid" draw:fill-color="#81d41a"/>
    </style:style>
    <style:style style:name="ch15" style:family="chart">
      <style:chart-properties chart:solid-type="cuboid"/>
      <style:graphic-properties draw:fill="solid" draw:fill-color="#28471f"/>
    </style:style>
    <style:style style:name="ch16" style:family="chart">
      <style:chart-properties chart:solid-type="cuboid"/>
      <style:graphic-properties draw:fill="solid" draw:fill-color="#f10d0c"/>
    </style:style>
    <style:style style:name="ch17" style:family="chart">
      <style:chart-properties chart:solid-type="cuboid"/>
      <style:graphic-properties draw:fill="solid" draw:fill-color="#808080" draw:fill-gradient-name="Pastel_20_Bouquet" draw:fill-hatch-name="Pret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us" draw:fill-image-name="Branc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ntado"/>
    </style:style>
    <style:style style:name="ch18" style:family="chart">
      <style:graphic-properties draw:stroke="solid" svg:stroke-color="#b3b3b3" draw:fill="solid" draw:fill-color="#eeeeee" draw:fill-gradient-name="Pastel_20_Bouquet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825cm" svg:height="9.988cm" xlink:href=".." xlink:type="simple" chart:class="chart:bar" chart:style-name="ch1">
        <chart:plot-area chart:style-name="ch2" table:cell-range-address="random.S3:random.T11" chart:data-source-has-labels="column" svg:x="1.367cm" svg:y="0.199cm" svg:width="16.102cm" svg:height="9.59cm">
          <chart:coordinate-region svg:x="1.988cm" svg:y="0.199cm" svg:width="15.481cm" svg:height="7.246cm"/>
          <chart:axis chart:dimension="x" chart:name="primary-x" chart:style-name="ch3" chartooo:axis-type="auto">
            <chartooo:date-scale/>
            <chart:categories table:cell-range-address="random.S3:random.S11"/>
          </chart:axis>
          <chart:axis chart:dimension="y" chart:name="primary-y" chart:style-name="ch4">
            <chart:title svg:x="0.615cm" svg:y="6.016cm" chart:style-name="ch5">
              <text:p>Tempo em segundos</text:p>
            </chart:title>
            <chart:grid chart:style-name="ch6" chart:class="major"/>
          </chart:axis>
          <chart:series chart:style-name="ch7" chart:values-cell-range-address="random.T3:random.T11" chart:class="chart:bar">
            <chart:error-indicator chart:style-name="ch8" chart:dimension="y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T</text:p>
              </table:table-cell>
              <table:table-cell office:value-type="string">
                <text:p>Coluna V</text:p>
              </table:table-cell>
              <table:table-cell office:value-type="string">
                <text:p>Coluna V</text:p>
              </table:table-cell>
            </table:table-row>
          </table:table-header-rows>
          <table:table-rows>
            <table:table-row>
              <table:table-cell office:value-type="string">
                <text:p>M Td</text:p>
                <draw:g>
                  <svg:desc>random.S3:random.S11</svg:desc>
                </draw:g>
              </table:table-cell>
              <table:table-cell office:value-type="float" office:value="28.6863">
                <text:p>28.6863</text:p>
                <draw:g>
                  <svg:desc>random.T3:random.T11</svg:desc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</table:table-row>
            <table:table-row>
              <table:table-cell office:value-type="string">
                <text:p>M Bu</text:p>
              </table:table-cell>
              <table:table-cell office:value-type="float" office:value="25.9985">
                <text:p>25.9985</text:p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826164161787609">
                <text:p>0.0826164161787609</text:p>
              </table:table-cell>
            </table:table-row>
            <table:table-row>
              <table:table-cell office:value-type="string">
                <text:p>M Td e I x &lt; 10</text:p>
              </table:table-cell>
              <table:table-cell office:value-type="float" office:value="25.1074">
                <text:p>25.1074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51258499674602">
                <text:p>0.0751258499674602</text:p>
              </table:table-cell>
            </table:table-row>
            <table:table-row>
              <table:table-cell office:value-type="string">
                <text:p>M Td e I x &lt; 20</text:p>
              </table:table-cell>
              <table:table-cell office:value-type="float" office:value="23.7223">
                <text:p>23.7223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716758211207471">
                <text:p>0.0716758211207471</text:p>
              </table:table-cell>
            </table:table-row>
            <table:table-row>
              <table:table-cell office:value-type="string">
                <text:p>M Td e I x &lt; 40</text:p>
              </table:table-cell>
              <table:table-cell office:value-type="float" office:value="23.4423">
                <text:p>23.4423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602679295590394">
                <text:p>0.0602679295590394</text:p>
              </table:table-cell>
            </table:table-row>
            <table:table-row>
              <table:table-cell office:value-type="string">
                <text:p>M Td e I x &lt; 80</text:p>
              </table:table-cell>
              <table:table-cell office:value-type="float" office:value="24.2911">
                <text:p>24.2911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768937867739939">
                <text:p>0.0768937867739939</text:p>
              </table:table-cell>
            </table:table-row>
            <table:table-row>
              <table:table-cell office:value-type="string">
                <text:p>M Td e I x &lt; 160</text:p>
              </table:table-cell>
              <table:table-cell office:value-type="float" office:value="27.4936">
                <text:p>27.4936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815515106474974">
                <text:p>0.0815515106474974</text:p>
              </table:table-cell>
            </table:table-row>
            <table:table-row>
              <table:table-cell office:value-type="string">
                <text:p>M Td e I x &lt; 320</text:p>
              </table:table-cell>
              <table:table-cell office:value-type="float" office:value="35.0043">
                <text:p>35.0043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0920960911222621">
                <text:p>0.0920960911222621</text:p>
              </table:table-cell>
            </table:table-row>
            <table:table-row>
              <table:table-cell office:value-type="string">
                <text:p>M Td e I x &lt; 640</text:p>
              </table:table-cell>
              <table:table-cell office:value-type="float" office:value="51.2268">
                <text:p>51.2268</text:p>
              </table:table-cell>
              <table:table-cell office:value-type="float" office:value="0.115450403011664">
                <text:p>0.115450403011664</text:p>
              </table:table-cell>
              <table:table-cell office:value-type="float" office:value="0.115450403011664">
                <text:p>0.1154504030116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2a6099" draw:end-color="#ffd7d7" draw:start-intensity="100%" draw:end-intensity="100%" draw:angle="30deg" draw:border="0%"/>
    <draw:gradient draw:name="ChartGradient_20_10" draw:display-name="ChartGradient 10" draw:style="linear" draw:start-color="#dde8cb" draw:end-color="#ff0000" draw:start-intensity="100%" draw:end-intensity="100%" draw:angle="23deg" draw:border="0%"/>
    <draw:gradient draw:name="ChartGradient_20_11" draw:display-name="ChartGradient 11" draw:style="linear" draw:start-color="#dde8cb" draw:end-color="#ff0000" draw:start-intensity="100%" draw:end-intensity="100%" draw:angle="22deg" draw:border="0%"/>
    <draw:gradient draw:name="ChartGradient_20_2" draw:display-name="ChartGradient 2" draw:style="linear" draw:start-color="#eeeeee" draw:end-color="#ffd7d7" draw:start-intensity="100%" draw:end-intensity="100%" draw:angle="30deg" draw:border="0%"/>
    <draw:gradient draw:name="ChartGradient_20_3" draw:display-name="ChartGradient 3" draw:style="linear" draw:start-color="#dde8cb" draw:end-color="#ff0000" draw:start-intensity="100%" draw:end-intensity="100%" draw:angle="30deg" draw:border="0%"/>
    <draw:gradient draw:name="ChartGradient_20_4" draw:display-name="ChartGradient 4" draw:style="linear" draw:start-color="#dde8cb" draw:end-color="#ff0000" draw:start-intensity="100%" draw:end-intensity="100%" draw:angle="29deg" draw:border="0%"/>
    <draw:gradient draw:name="ChartGradient_20_5" draw:display-name="ChartGradient 5" draw:style="linear" draw:start-color="#dde8cb" draw:end-color="#ff0000" draw:start-intensity="100%" draw:end-intensity="100%" draw:angle="28deg" draw:border="0%"/>
    <draw:gradient draw:name="ChartGradient_20_6" draw:display-name="ChartGradient 6" draw:style="linear" draw:start-color="#dde8cb" draw:end-color="#ff0000" draw:start-intensity="100%" draw:end-intensity="100%" draw:angle="27deg" draw:border="0%"/>
    <draw:gradient draw:name="ChartGradient_20_7" draw:display-name="ChartGradient 7" draw:style="linear" draw:start-color="#dde8cb" draw:end-color="#ff0000" draw:start-intensity="100%" draw:end-intensity="100%" draw:angle="26deg" draw:border="0%"/>
    <draw:gradient draw:name="ChartGradient_20_8" draw:display-name="ChartGradient 8" draw:style="linear" draw:start-color="#dde8cb" draw:end-color="#ff0000" draw:start-intensity="100%" draw:end-intensity="100%" draw:angle="25deg" draw:border="0%"/>
    <draw:gradient draw:name="ChartGradient_20_9" draw:display-name="ChartGradient 9" draw:style="linear" draw:start-color="#dde8cb" draw:end-color="#ff0000" draw:start-intensity="100%" draw:end-intensity="100%" draw:angle="24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B0BE7AAD9E94A6C1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random.V3:random.V11" chart:error-lower-range="random.V3:random.V11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2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andom.V3:random.V11" chart:error-lower-range="random.V3:random.V11"/>
      <style:graphic-properties draw:stroke="none" draw:fill="gradient" draw:fill-color="#004586" draw:fill-gradient-name="Buquê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on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astel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andom.V3:random.V11" chart:error-lower-range="random.V3:random.V11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  <style:graphic-properties draw:fill="solid" draw:fill-color="#7e0021"/>
    </style:style>
    <style:style style:name="ch10" style:family="chart">
      <style:chart-properties chart:solid-type="cuboid"/>
      <style:graphic-properties draw:fill="solid"/>
    </style:style>
    <style:style style:name="ch11" style:family="chart">
      <style:chart-properties chart:solid-type="cuboid"/>
      <style:graphic-properties draw:fill="solid" draw:fill-color="#376092"/>
    </style:style>
    <style:style style:name="ch12" style:family="chart">
      <style:chart-properties chart:solid-type="cuboid"/>
      <style:graphic-properties draw:fill="solid" draw:fill-color="#ff420e"/>
    </style:style>
    <style:style style:name="ch13" style:family="chart">
      <style:chart-properties chart:solid-type="cuboid"/>
      <style:graphic-properties draw:fill="solid" draw:fill-color="#ffff00"/>
    </style:style>
    <style:style style:name="ch14" style:family="chart">
      <style:chart-properties chart:solid-type="cuboid"/>
      <style:graphic-properties draw:fill="solid" draw:fill-color="#81d41a"/>
    </style:style>
    <style:style style:name="ch15" style:family="chart">
      <style:chart-properties chart:solid-type="cuboid"/>
      <style:graphic-properties draw:fill="solid" draw:fill-color="#28471f"/>
    </style:style>
    <style:style style:name="ch16" style:family="chart">
      <style:chart-properties chart:solid-type="cuboid"/>
      <style:graphic-properties draw:fill="solid" draw:fill-color="#f10d0c"/>
    </style:style>
    <style:style style:name="ch17" style:family="chart">
      <style:chart-properties chart:solid-type="cuboid"/>
      <style:graphic-properties draw:fill="solid" draw:fill-color="#808080" draw:fill-gradient-name="Pastel_20_Bouquet" draw:fill-hatch-name="Pret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us" draw:fill-image-name="Branc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ntado"/>
    </style:style>
    <style:style style:name="ch18" style:family="chart">
      <style:graphic-properties draw:stroke="solid" svg:stroke-color="#b3b3b3" draw:fill="solid" draw:fill-color="#eeeeee" draw:fill-gradient-name="Pastel_20_Bouquet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17cm" svg:height="10.5cm" xlink:href=".." xlink:type="simple" chart:class="chart:bar" chart:style-name="ch1">
        <chart:plot-area chart:style-name="ch2" table:cell-range-address="random.S3:random.T11" chart:data-source-has-labels="column" svg:x="1.375cm" svg:y="0.21cm" svg:width="16.478cm" svg:height="10.08cm">
          <chart:coordinate-region svg:x="1.996cm" svg:y="0.21cm" svg:width="15.857cm" svg:height="7.536cm"/>
          <chart:axis chart:dimension="x" chart:name="primary-x" chart:style-name="ch3" chartooo:axis-type="auto">
            <chartooo:date-scale/>
            <chart:categories table:cell-range-address="random.S3:random.S11"/>
          </chart:axis>
          <chart:axis chart:dimension="y" chart:name="primary-y" chart:style-name="ch4">
            <chart:title svg:x="0.644cm" svg:y="6.054cm" chart:style-name="ch5">
              <text:p>Tempo em segundos</text:p>
            </chart:title>
            <chart:grid chart:style-name="ch6" chart:class="major"/>
          </chart:axis>
          <chart:series chart:style-name="ch7" chart:values-cell-range-address="random.T3:random.T11" chart:class="chart:bar">
            <chart:error-indicator chart:style-name="ch8" chart:dimension="y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T</text:p>
              </table:table-cell>
              <table:table-cell office:value-type="string">
                <text:p>Coluna V</text:p>
              </table:table-cell>
              <table:table-cell office:value-type="string">
                <text:p>Coluna V</text:p>
              </table:table-cell>
            </table:table-row>
          </table:table-header-rows>
          <table:table-rows>
            <table:table-row>
              <table:table-cell office:value-type="string">
                <text:p>M Td</text:p>
                <draw:g>
                  <svg:desc>random.S3:random.S11</svg:desc>
                </draw:g>
              </table:table-cell>
              <table:table-cell office:value-type="float" office:value="28.6863">
                <text:p>28.6863</text:p>
                <draw:g>
                  <svg:desc>random.T3:random.T11</svg:desc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</table:table-row>
            <table:table-row>
              <table:table-cell office:value-type="string">
                <text:p>M Bu</text:p>
              </table:table-cell>
              <table:table-cell office:value-type="float" office:value="25.9985">
                <text:p>25.9985</text:p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826164161787609">
                <text:p>0.0826164161787609</text:p>
              </table:table-cell>
            </table:table-row>
            <table:table-row>
              <table:table-cell office:value-type="string">
                <text:p>M Td e I x &lt; 10</text:p>
              </table:table-cell>
              <table:table-cell office:value-type="float" office:value="25.1074">
                <text:p>25.1074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51258499674602">
                <text:p>0.0751258499674602</text:p>
              </table:table-cell>
            </table:table-row>
            <table:table-row>
              <table:table-cell office:value-type="string">
                <text:p>M Td e I x &lt; 20</text:p>
              </table:table-cell>
              <table:table-cell office:value-type="float" office:value="23.7223">
                <text:p>23.7223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716758211207471">
                <text:p>0.0716758211207471</text:p>
              </table:table-cell>
            </table:table-row>
            <table:table-row>
              <table:table-cell office:value-type="string">
                <text:p>M Td e I x &lt; 40</text:p>
              </table:table-cell>
              <table:table-cell office:value-type="float" office:value="23.4423">
                <text:p>23.4423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602679295590394">
                <text:p>0.0602679295590394</text:p>
              </table:table-cell>
            </table:table-row>
            <table:table-row>
              <table:table-cell office:value-type="string">
                <text:p>M Td e I x &lt; 80</text:p>
              </table:table-cell>
              <table:table-cell office:value-type="float" office:value="24.2911">
                <text:p>24.2911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768937867739939">
                <text:p>0.0768937867739939</text:p>
              </table:table-cell>
            </table:table-row>
            <table:table-row>
              <table:table-cell office:value-type="string">
                <text:p>M Td e I x &lt; 160</text:p>
              </table:table-cell>
              <table:table-cell office:value-type="float" office:value="27.4936">
                <text:p>27.4936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815515106474974">
                <text:p>0.0815515106474974</text:p>
              </table:table-cell>
            </table:table-row>
            <table:table-row>
              <table:table-cell office:value-type="string">
                <text:p>M Td e I x &lt; 320</text:p>
              </table:table-cell>
              <table:table-cell office:value-type="float" office:value="35.0043">
                <text:p>35.0043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0920960911222621">
                <text:p>0.0920960911222621</text:p>
              </table:table-cell>
            </table:table-row>
            <table:table-row>
              <table:table-cell office:value-type="string">
                <text:p>M Td e I x &lt; 640</text:p>
              </table:table-cell>
              <table:table-cell office:value-type="float" office:value="51.2268">
                <text:p>51.2268</text:p>
              </table:table-cell>
              <table:table-cell office:value-type="float" office:value="0.115450403011664">
                <text:p>0.115450403011664</text:p>
              </table:table-cell>
              <table:table-cell office:value-type="float" office:value="0.115450403011664">
                <text:p>0.1154504030116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B0BE7AAD9E94A6C1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random.V3:random.V11" chart:error-lower-range="random.V3:random.V11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2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andom.V3:random.V11" chart:error-lower-range="random.V3:random.V11"/>
      <style:graphic-properties draw:stroke="none" draw:fill="gradient" draw:fill-color="#004586" draw:fill-gradient-name="Buquê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on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astel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andom.V3:random.V11" chart:error-lower-range="random.V3:random.V11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  <style:graphic-properties draw:fill="solid" draw:fill-color="#7e0021"/>
    </style:style>
    <style:style style:name="ch10" style:family="chart">
      <style:chart-properties chart:solid-type="cuboid"/>
      <style:graphic-properties draw:fill="solid"/>
    </style:style>
    <style:style style:name="ch11" style:family="chart">
      <style:chart-properties chart:solid-type="cuboid"/>
      <style:graphic-properties draw:fill="solid" draw:fill-color="#376092"/>
    </style:style>
    <style:style style:name="ch12" style:family="chart">
      <style:chart-properties chart:solid-type="cuboid"/>
      <style:graphic-properties draw:fill="solid" draw:fill-color="#ff420e"/>
    </style:style>
    <style:style style:name="ch13" style:family="chart">
      <style:chart-properties chart:solid-type="cuboid"/>
      <style:graphic-properties draw:fill="solid" draw:fill-color="#ffff00"/>
    </style:style>
    <style:style style:name="ch14" style:family="chart">
      <style:chart-properties chart:solid-type="cuboid"/>
      <style:graphic-properties draw:fill="solid" draw:fill-color="#81d41a"/>
    </style:style>
    <style:style style:name="ch15" style:family="chart">
      <style:chart-properties chart:solid-type="cuboid"/>
      <style:graphic-properties draw:fill="solid" draw:fill-color="#28471f"/>
    </style:style>
    <style:style style:name="ch16" style:family="chart">
      <style:graphic-properties draw:stroke="solid" svg:stroke-color="#b3b3b3" draw:fill="solid" draw:fill-color="#eeeeee" draw:fill-gradient-name="Pastel_20_Bouquet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17cm" svg:height="10.5cm" xlink:href=".." xlink:type="simple" chart:class="chart:bar" chart:style-name="ch1">
        <chart:plot-area chart:style-name="ch2" table:cell-range-address="random.S3:random.T9" chart:data-source-has-labels="column" svg:x="1.375cm" svg:y="0.21cm" svg:width="16.478cm" svg:height="10.08cm">
          <chart:coordinate-region svg:x="1.996cm" svg:y="0.21cm" svg:width="15.857cm" svg:height="7.537cm"/>
          <chart:axis chart:dimension="x" chart:name="primary-x" chart:style-name="ch3" chartooo:axis-type="auto">
            <chartooo:date-scale/>
            <chart:categories table:cell-range-address="random.S3:random.S9"/>
          </chart:axis>
          <chart:axis chart:dimension="y" chart:name="primary-y" chart:style-name="ch4">
            <chart:title svg:x="0.644cm" svg:y="6.054cm" chart:style-name="ch5">
              <text:p>Tempo em segundos</text:p>
            </chart:title>
            <chart:grid chart:style-name="ch6" chart:class="major"/>
          </chart:axis>
          <chart:series chart:style-name="ch7" chart:values-cell-range-address="random.T3:random.T9" chart:class="chart:bar">
            <chart:error-indicator chart:style-name="ch8" chart:dimension="y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T</text:p>
              </table:table-cell>
              <table:table-cell office:value-type="string">
                <text:p>Coluna V</text:p>
              </table:table-cell>
              <table:table-cell office:value-type="string">
                <text:p>Coluna V</text:p>
              </table:table-cell>
            </table:table-row>
          </table:table-header-rows>
          <table:table-rows>
            <table:table-row>
              <table:table-cell office:value-type="string">
                <text:p>M Td</text:p>
                <draw:g>
                  <svg:desc>random.S3:random.S9</svg:desc>
                </draw:g>
              </table:table-cell>
              <table:table-cell office:value-type="float" office:value="28.6863">
                <text:p>28.6863</text:p>
                <draw:g>
                  <svg:desc>random.T3:random.T9</svg:desc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  <table:table-cell office:value-type="float" office:value="0.0896443652563965">
                <text:p>0.0896443652563965</text:p>
                <draw:g>
                  <svg:desc>random.V3:random.V11</svg:desc>
                </draw:g>
              </table:table-cell>
            </table:table-row>
            <table:table-row>
              <table:table-cell office:value-type="string">
                <text:p>M Bu</text:p>
              </table:table-cell>
              <table:table-cell office:value-type="float" office:value="25.9985">
                <text:p>25.9985</text:p>
              </table:table-cell>
              <table:table-cell office:value-type="float" office:value="0.0826164161787609">
                <text:p>0.0826164161787609</text:p>
              </table:table-cell>
              <table:table-cell office:value-type="float" office:value="0.0826164161787609">
                <text:p>0.0826164161787609</text:p>
              </table:table-cell>
            </table:table-row>
            <table:table-row>
              <table:table-cell office:value-type="string">
                <text:p>M Td e I x &lt; 10</text:p>
              </table:table-cell>
              <table:table-cell office:value-type="float" office:value="25.1074">
                <text:p>25.1074</text:p>
              </table:table-cell>
              <table:table-cell office:value-type="float" office:value="0.0751258499674602">
                <text:p>0.0751258499674602</text:p>
              </table:table-cell>
              <table:table-cell office:value-type="float" office:value="0.0751258499674602">
                <text:p>0.0751258499674602</text:p>
              </table:table-cell>
            </table:table-row>
            <table:table-row>
              <table:table-cell office:value-type="string">
                <text:p>M Td e I x &lt; 20</text:p>
              </table:table-cell>
              <table:table-cell office:value-type="float" office:value="23.7223">
                <text:p>23.7223</text:p>
              </table:table-cell>
              <table:table-cell office:value-type="float" office:value="0.0716758211207471">
                <text:p>0.0716758211207471</text:p>
              </table:table-cell>
              <table:table-cell office:value-type="float" office:value="0.0716758211207471">
                <text:p>0.0716758211207471</text:p>
              </table:table-cell>
            </table:table-row>
            <table:table-row>
              <table:table-cell office:value-type="string">
                <text:p>M Td e I x &lt; 40</text:p>
              </table:table-cell>
              <table:table-cell office:value-type="float" office:value="23.4423">
                <text:p>23.4423</text:p>
              </table:table-cell>
              <table:table-cell office:value-type="float" office:value="0.0602679295590394">
                <text:p>0.0602679295590394</text:p>
              </table:table-cell>
              <table:table-cell office:value-type="float" office:value="0.0602679295590394">
                <text:p>0.0602679295590394</text:p>
              </table:table-cell>
            </table:table-row>
            <table:table-row>
              <table:table-cell office:value-type="string">
                <text:p>M Td e I x &lt; 80</text:p>
              </table:table-cell>
              <table:table-cell office:value-type="float" office:value="24.2911">
                <text:p>24.2911</text:p>
              </table:table-cell>
              <table:table-cell office:value-type="float" office:value="0.0768937867739939">
                <text:p>0.0768937867739939</text:p>
              </table:table-cell>
              <table:table-cell office:value-type="float" office:value="0.0768937867739939">
                <text:p>0.0768937867739939</text:p>
              </table:table-cell>
            </table:table-row>
            <table:table-row>
              <table:table-cell office:value-type="string">
                <text:p>M Td e I x &lt; 160</text:p>
              </table:table-cell>
              <table:table-cell office:value-type="float" office:value="27.4936">
                <text:p>27.4936</text:p>
              </table:table-cell>
              <table:table-cell office:value-type="float" office:value="0.0815515106474974">
                <text:p>0.0815515106474974</text:p>
              </table:table-cell>
              <table:table-cell office:value-type="float" office:value="0.0815515106474974">
                <text:p>0.0815515106474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20960911222621">
                <text:p>0.0920960911222621</text:p>
              </table:table-cell>
              <table:table-cell office:value-type="float" office:value="0.0920960911222621">
                <text:p>0.0920960911222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5450403011664">
                <text:p>0.115450403011664</text:p>
              </table:table-cell>
              <table:table-cell office:value-type="float" office:value="0.115450403011664">
                <text:p>0.1154504030116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B0BE7AAD9E94A6C1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</office:styles>
</office:document-styles>
</file>